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ambria1" svg:font-family="Cambria" style:font-family-generic="roman"/>
    <style:font-face style:name="FreeSans2"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Default_7e_LT_7e_Gliederung_20_1">
      <style:paragraph-properties fo:margin-top="0.1965in" fo:margin-bottom="0in" loext:contextual-spacing="false"/>
      <style:text-properties style:font-name="Liberation Serif" fo:font-size="12pt" fo:language="en" fo:country="US" officeooo:rsid="0022fa71" officeooo:paragraph-rsid="0051234d" style:font-name-asian="Liberation Serif" style:font-size-asian="12pt" style:font-size-complex="12pt"/>
    </style:style>
    <style:style style:name="P2" style:family="paragraph" style:parent-style-name="Default_7e_LT_7e_Gliederung_20_1">
      <style:paragraph-properties fo:margin-top="0.1965in" fo:margin-bottom="0in" loext:contextual-spacing="false"/>
      <style:text-properties style:text-position="35% 100%" style:font-name="Liberation Serif" fo:font-size="12pt" fo:language="en" fo:country="US" officeooo:rsid="0022dc0d" officeooo:paragraph-rsid="0051234d" style:font-name-asian="Liberation Serif" style:font-size-asian="12pt" style:font-size-complex="12pt"/>
    </style:style>
    <style:style style:name="P3" style:family="paragraph" style:parent-style-name="Default_7e_LT_7e_Gliederung_20_1">
      <style:paragraph-properties fo:margin-top="0.1965in" fo:margin-bottom="0in" loext:contextual-spacing="false"/>
      <style:text-properties fo:color="#800000" style:font-name="Liberation Serif" fo:font-size="12pt" fo:language="en" fo:country="US" officeooo:rsid="00151601" officeooo:paragraph-rsid="0051234d" style:font-name-asian="Liberation Serif" style:font-size-asian="12pt" style:font-size-complex="12pt"/>
    </style:style>
    <style:style style:name="P4" style:family="paragraph" style:parent-style-name="Titel_20_og_20_indholdsobjekt_7e_LT_7e_Gliederung_20_1">
      <style:paragraph-properties fo:margin-top="0.1965in" fo:margin-bottom="0in" loext:contextual-spacing="false"/>
      <style:text-properties fo:color="#800000" style:font-name="Liberation Serif" fo:font-size="12pt" fo:language="en" fo:country="US" officeooo:rsid="00151601" officeooo:paragraph-rsid="0051234d" style:font-name-asian="Liberation Serif" style:font-size-asian="12pt" style:font-size-complex="12pt"/>
    </style:style>
    <style:style style:name="P5" style:family="paragraph" style:parent-style-name="Titel_20_og_20_indholdsobjekt_7e_LT_7e_Gliederung_20_1">
      <style:paragraph-properties fo:margin-top="0.1965in" fo:margin-bottom="0in" loext:contextual-spacing="false"/>
      <style:text-properties style:font-name="Liberation Serif" fo:font-size="12pt" fo:language="en" fo:country="US" officeooo:rsid="00151601" officeooo:paragraph-rsid="0051234d" style:font-name-asian="Liberation Serif" style:font-size-asian="12pt" style:font-size-complex="12pt"/>
    </style:style>
    <style:style style:name="P6" style:family="paragraph" style:parent-style-name="Preformatted_20_Text">
      <style:paragraph-properties fo:margin-top="0.1965in" fo:margin-bottom="0in" loext:contextual-spacing="false"/>
      <style:text-properties fo:font-variant="normal" fo:text-transform="none" fo:color="#000000" style:font-name="Liberation Serif" fo:font-size="12pt" fo:letter-spacing="normal" fo:language="en" fo:country="US" fo:font-style="normal" fo:font-weight="normal" officeooo:rsid="00151601" officeooo:paragraph-rsid="0051234d" style:font-name-asian="Liberation Serif"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weight="bold" officeooo:rsid="0003e033" officeooo:paragraph-rsid="002bef0e" style:font-name-asian="Liberation Serif" style:font-size-asian="12pt" style:font-style-asian="normal" style:font-weight-asian="normal" style:font-size-complex="12pt"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03e033" officeooo:paragraph-rsid="0003e033" style:font-name-asian="Liberation Serif" style:font-size-asian="12pt" style:font-weight-asian="bold" style:font-size-complex="12pt" style:font-weight-complex="bold"/>
    </style:style>
    <style:style style:name="P9" style:family="paragraph" style:parent-style-name="Standard">
      <style:text-properties fo:font-variant="normal" fo:text-transform="none" fo:color="#242729" style:font-name="Liberation Serif" fo:font-size="12pt" fo:letter-spacing="normal" fo:font-style="normal" fo:font-weight="normal" officeooo:paragraph-rsid="0050068d" style:font-name-asian="Liberation Serif" style:font-size-asian="12pt" style:font-size-complex="12pt"/>
    </style:style>
    <style:style style:name="P10" style:family="paragraph" style:parent-style-name="Standard">
      <style:text-properties fo:font-variant="normal" fo:text-transform="none" fo:color="#242729" style:font-name="Liberation Serif" fo:font-size="12pt" fo:letter-spacing="normal" fo:language="en" fo:country="US" fo:font-style="normal" fo:font-weight="normal" officeooo:rsid="0043ef6c" officeooo:paragraph-rsid="0050068d" style:font-name-asian="Liberation Serif" style:font-size-asian="12pt" style:font-size-complex="12pt"/>
    </style:style>
    <style:style style:name="P11" style:family="paragraph" style:parent-style-name="Standard">
      <style:text-properties fo:color="#000000" style:font-name="Liberation Serif" fo:font-size="12pt" fo:language="en" fo:country="US" fo:font-weight="normal" officeooo:rsid="00099181" officeooo:paragraph-rsid="000c5e73" style:font-name-asian="Liberation Serif" style:font-size-asian="12pt" style:font-weight-asian="normal" style:font-size-complex="12pt" style:font-weight-complex="normal"/>
    </style:style>
    <style:style style:name="P12" style:family="paragraph" style:parent-style-name="Standard">
      <style:text-properties fo:color="#000000" style:font-name="Liberation Serif" fo:font-size="12pt" fo:language="en" fo:country="US" fo:font-weight="normal" officeooo:rsid="00099181" officeooo:paragraph-rsid="000f1741" style:font-name-asian="Liberation Serif" style:font-size-asian="12pt" style:font-weight-asian="normal" style:font-size-complex="12pt" style:font-weight-complex="normal"/>
    </style:style>
    <style:style style:name="P13" style:family="paragraph" style:parent-style-name="Standard">
      <style:text-properties fo:color="#000000" style:font-name="Liberation Serif" fo:font-size="12pt" fo:language="en" fo:country="US" officeooo:rsid="0003e033" officeooo:paragraph-rsid="004a23e0" style:font-name-asian="Liberation Serif" style:font-size-asian="12pt" style:font-size-complex="12pt"/>
    </style:style>
    <style:style style:name="P14" style:family="paragraph" style:parent-style-name="Standard">
      <style:text-properties fo:color="#000000" style:font-name="Liberation Serif" fo:font-size="12pt" fo:language="en" fo:country="US" officeooo:rsid="0003e033" officeooo:paragraph-rsid="00673482" style:font-name-asian="Liberation Serif" style:font-size-asian="12pt" style:font-size-complex="12pt"/>
    </style:style>
    <style:style style:name="P15" style:family="paragraph" style:parent-style-name="Standard">
      <style:text-properties fo:color="#000000" style:font-name="Liberation Sans2" fo:font-size="12pt" officeooo:paragraph-rsid="007988da" style:font-size-asian="12pt" style:font-size-complex="12pt"/>
    </style:style>
    <style:style style:name="P16" style:family="paragraph" style:parent-style-name="Standard">
      <style:text-properties officeooo:paragraph-rsid="0050068d"/>
    </style:style>
    <style:style style:name="P17" style:family="paragraph" style:parent-style-name="Standard">
      <style:text-properties style:font-name="Liberation Serif" fo:font-size="12pt" fo:language="en" fo:country="US" officeooo:rsid="00498e33" officeooo:paragraph-rsid="00498e33" style:font-name-asian="Liberation Serif" style:font-size-asian="12pt" style:font-size-complex="12pt"/>
    </style:style>
    <style:style style:name="P18" style:family="paragraph" style:parent-style-name="Standard">
      <style:text-properties style:font-name="Liberation Serif" fo:font-size="12pt" fo:language="en" fo:country="US" officeooo:rsid="00498e33" officeooo:paragraph-rsid="0050068d" style:font-name-asian="Liberation Serif" style:font-size-asian="12pt" style:font-size-complex="12pt"/>
    </style:style>
    <style:style style:name="P19" style:family="paragraph" style:parent-style-name="Standard">
      <style:text-properties style:font-name="Liberation Serif" fo:font-size="12pt" fo:language="en" fo:country="US" officeooo:rsid="00498e33" officeooo:paragraph-rsid="00673482" style:font-name-asian="Liberation Serif" style:font-size-asian="12pt" style:font-size-complex="12pt"/>
    </style:style>
    <style:style style:name="P20" style:family="paragraph" style:parent-style-name="Standard">
      <style:text-properties style:font-name="Liberation Serif" fo:font-size="12pt" fo:language="en" fo:country="US" officeooo:rsid="00099181" officeooo:paragraph-rsid="000c5e73" style:font-name-asian="Liberation Serif" style:font-size-asian="12pt" style:font-size-complex="12pt"/>
    </style:style>
    <style:style style:name="P21" style:family="paragraph" style:parent-style-name="Standard">
      <style:text-properties style:font-name="Liberation Serif" fo:font-size="12pt" fo:language="en" fo:country="US" officeooo:rsid="0050068d" officeooo:paragraph-rsid="0050068d" style:font-name-asian="Liberation Serif" style:font-size-asian="12pt" style:font-size-complex="12pt"/>
    </style:style>
    <style:style style:name="P22" style:family="paragraph" style:parent-style-name="Standard">
      <style:text-properties style:font-name="Liberation Serif" fo:font-size="12pt" fo:language="en" fo:country="US" officeooo:rsid="0051234d" officeooo:paragraph-rsid="0051234d" style:font-name-asian="Liberation Serif" style:font-size-asian="12pt" style:font-size-complex="12pt"/>
    </style:style>
    <style:style style:name="P23" style:family="paragraph" style:parent-style-name="Standard">
      <style:text-properties style:font-name="Liberation Serif" fo:font-size="12pt" fo:language="en" fo:country="US" officeooo:rsid="0043ef6c" officeooo:paragraph-rsid="0050068d" style:font-name-asian="Liberation Serif" style:font-size-asian="12pt" style:font-size-complex="12pt"/>
    </style:style>
    <style:style style:name="P24" style:family="paragraph" style:parent-style-name="Standard">
      <style:text-properties style:font-name="Liberation Serif" fo:font-size="12pt" fo:language="en" fo:country="US" officeooo:rsid="0003e033" officeooo:paragraph-rsid="0003e033" style:font-name-asian="Liberation Serif" style:font-size-asian="12pt" style:font-size-complex="12pt"/>
    </style:style>
    <style:style style:name="P25" style:family="paragraph" style:parent-style-name="Standard">
      <style:text-properties style:font-name="Liberation Serif" fo:font-size="12pt" fo:language="en" fo:country="US" officeooo:rsid="005bbf08" officeooo:paragraph-rsid="005bbf08" style:font-name-asian="Liberation Serif" style:font-size-asian="12pt" style:font-size-complex="12pt"/>
    </style:style>
    <style:style style:name="P26" style:family="paragraph" style:parent-style-name="Standard">
      <style:text-properties style:font-name="Liberation Serif" fo:font-size="12pt" fo:language="en" fo:country="US" officeooo:rsid="00081117" officeooo:paragraph-rsid="0003e033" style:font-name-asian="Liberation Serif" style:font-size-asian="12pt" style:font-size-complex="12pt"/>
    </style:style>
    <style:style style:name="P27" style:family="paragraph" style:parent-style-name="Standard">
      <style:text-properties style:font-name="Liberation Serif" fo:font-size="12pt" fo:language="en" fo:country="US" fo:font-weight="bold" officeooo:rsid="001500e6" officeooo:paragraph-rsid="0050068d" style:font-name-asian="Liberation Serif" style:font-size-asian="12pt" style:font-weight-asian="bold" style:font-size-complex="12pt" style:font-weight-complex="bold"/>
    </style:style>
    <style:style style:name="P28" style:family="paragraph" style:parent-style-name="Standard">
      <style:text-properties style:font-name="Liberation Serif" fo:font-size="12pt" officeooo:paragraph-rsid="0050068d" style:font-name-asian="Liberation Serif" style:font-size-asian="12pt" style:font-size-complex="12pt"/>
    </style:style>
    <style:style style:name="P29" style:family="paragraph" style:parent-style-name="Standard">
      <style:text-properties style:font-name="Liberation Serif" fo:font-size="12pt" officeooo:paragraph-rsid="006e5555" style:font-name-asian="Liberation Serif" style:font-size-asian="12pt" style:font-size-complex="12pt"/>
    </style:style>
    <style:style style:name="P30" style:family="paragraph" style:parent-style-name="Standard">
      <style:text-properties style:font-name="Liberation Serif" fo:font-size="12pt" officeooo:rsid="004d23d4" officeooo:paragraph-rsid="007988da" style:font-name-asian="Liberation Serif" style:font-size-asian="12pt" style:font-size-complex="12pt"/>
    </style:style>
    <style:style style:name="P31" style:family="paragraph" style:parent-style-name="Standard">
      <style:text-properties style:font-name="Liberation Serif" fo:font-size="12pt" fo:font-weight="bold" officeooo:rsid="00498e33" officeooo:paragraph-rsid="00498e33" style:font-name-asian="Liberation Serif" style:font-size-asian="12pt" style:font-weight-asian="bold" style:font-size-complex="12pt" style:font-weight-complex="bold"/>
    </style:style>
    <style:style style:name="P32" style:family="paragraph" style:parent-style-name="Standard">
      <style:text-properties fo:color="#800000" style:font-name="Liberation Serif" fo:font-size="12pt" fo:language="en" fo:country="US" officeooo:rsid="00498e33" officeooo:paragraph-rsid="0050fa18" style:font-name-asian="Liberation Serif" style:font-size-asian="12pt" style:font-size-complex="12pt"/>
    </style:style>
    <style:style style:name="P33" style:family="paragraph" style:parent-style-name="Standard">
      <style:text-properties fo:color="#800000" style:font-name="Liberation Serif" fo:font-size="12pt" fo:language="en" fo:country="US" fo:font-weight="normal" officeooo:rsid="00099181" officeooo:paragraph-rsid="0050fa18" style:font-name-asian="Liberation Serif" style:font-size-asian="12pt" style:font-weight-asian="normal" style:font-size-complex="12pt" style:font-weight-complex="normal"/>
    </style:style>
    <style:style style:name="P34" style:family="paragraph" style:parent-style-name="Standard">
      <style:text-properties fo:color="#00000a" style:font-name="Liberation Serif" fo:font-size="12pt" fo:language="en" fo:country="US" officeooo:rsid="000f1741" officeooo:paragraph-rsid="000f1741" style:font-name-asian="Liberation Serif" style:font-size-asian="12pt" style:font-size-complex="12pt"/>
    </style:style>
    <style:style style:name="P35" style:family="paragraph" style:parent-style-name="Standard">
      <style:text-properties fo:color="#00000a" style:font-name="Liberation Serif" fo:font-size="12pt" fo:language="en" fo:country="US" officeooo:rsid="004d23d4" officeooo:paragraph-rsid="00687b83" style:font-name-asian="Liberation Serif" style:font-size-asian="12pt" style:font-size-complex="12pt"/>
    </style:style>
    <style:style style:name="P36" style:family="paragraph" style:parent-style-name="Standard">
      <style:text-properties fo:font-size="12pt" officeooo:paragraph-rsid="00673482" style:font-size-asian="12pt" style:font-size-complex="12pt"/>
    </style:style>
    <style:style style:name="P37" style:family="paragraph" style:parent-style-name="Standard">
      <style:text-properties fo:font-size="12pt" officeooo:paragraph-rsid="007988da" style:font-size-asian="12pt" style:font-size-complex="12pt"/>
    </style:style>
    <style:style style:name="P38" style:family="paragraph" style:parent-style-name="Standard">
      <style:text-properties fo:color="#0066cc" style:font-name="Liberation Serif" fo:font-size="12pt" fo:language="en" fo:country="US" officeooo:rsid="0003e033" officeooo:paragraph-rsid="0003e033" style:font-name-asian="Liberation Serif" style:font-size-asian="12pt" style:font-size-complex="12pt"/>
    </style:style>
    <style:style style:name="P39" style:family="paragraph" style:parent-style-name="Standard">
      <style:text-properties fo:color="#0066cc" style:font-name="Liberation Serif" fo:font-size="12pt" fo:language="en" fo:country="US" officeooo:rsid="00498e33" officeooo:paragraph-rsid="00673482" style:font-name-asian="Liberation Serif" style:font-size-asian="12pt" style:font-size-complex="12pt"/>
    </style:style>
    <style:style style:name="P40" style:family="paragraph" style:parent-style-name="Text_20_body">
      <style:text-properties style:font-name="Liberation Serif" fo:font-size="12pt" fo:font-weight="bold" officeooo:rsid="002e0d48" officeooo:paragraph-rsid="004a23e0" style:font-name-asian="Liberation Serif" style:font-size-asian="12pt" style:font-weight-asian="bold" style:font-size-complex="12pt" style:font-weight-complex="bold"/>
    </style:style>
    <style:style style:name="P41" style:family="paragraph" style:parent-style-name="Text_20_body">
      <style:text-properties fo:font-size="12pt" officeooo:paragraph-rsid="00750c8e" style:font-size-asian="12pt" style:font-size-complex="12pt"/>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language="en" fo:country="US" officeooo:rsid="0003e033" officeooo:paragraph-rsid="0050068d" style:font-size-complex="10pt"/>
    </style:style>
    <style:style style:name="P43" style:family="paragraph" style:parent-style-name="Titel_20_og_20_indholdsobjekt_7e_LT_7e_Gliederung_20_1">
      <style:text-properties fo:color="#000000" style:font-name="Liberation Serif" fo:font-size="12pt" fo:language="en" fo:country="US" officeooo:rsid="00099181" officeooo:paragraph-rsid="004f72bd" style:font-name-asian="Liberation Serif" style:font-size-asian="12pt" style:font-size-complex="12pt"/>
    </style:style>
    <style:style style:name="P44" style:family="paragraph" style:parent-style-name="Titel_20_og_20_indholdsobjekt_7e_LT_7e_Gliederung_20_1">
      <style:text-properties fo:color="#00000a" style:font-name="Liberation Serif" fo:font-size="12pt" fo:language="en" fo:country="US" officeooo:rsid="000f1741" officeooo:paragraph-rsid="006a5c2e" style:font-name-asian="Liberation Serif" style:font-size-asian="12pt" style:font-size-complex="12pt"/>
    </style:style>
    <style:style style:name="P45" style:family="paragraph" style:parent-style-name="Preformatted_20_Text">
      <style:text-properties fo:font-variant="normal" fo:text-transform="none" fo:color="#000000" style:font-name="Liberation Serif" fo:font-size="12pt" fo:letter-spacing="normal" fo:language="en" fo:country="US" fo:font-style="normal" fo:font-weight="normal" officeooo:rsid="00099181" officeooo:paragraph-rsid="004ed244" style:font-name-asian="Liberation Serif" style:font-size-asian="12pt" style:font-weight-asian="normal" style:font-size-complex="12pt" style:font-weight-complex="normal"/>
    </style:style>
    <style:style style:name="P46" style:family="paragraph" style:parent-style-name="Preformatted_20_Text">
      <style:text-properties fo:font-variant="normal" fo:text-transform="none" fo:color="#000000" style:font-name="Liberation Serif" fo:font-size="12pt" fo:letter-spacing="normal" fo:language="en" fo:country="US" fo:font-style="normal" fo:font-weight="normal" officeooo:rsid="006a5c2e" officeooo:paragraph-rsid="006a5c2e" style:font-name-asian="Liberation Serif" style:font-size-asian="12pt" style:font-weight-asian="normal" style:font-size-complex="12pt" style:font-weight-complex="normal"/>
    </style:style>
    <style:style style:name="P47" style:family="paragraph" style:parent-style-name="Preformatted_20_Text">
      <style:text-properties fo:font-variant="normal" fo:text-transform="none" fo:color="#000000" style:font-name="Liberation Serif" fo:font-size="12pt" fo:letter-spacing="normal" fo:language="en" fo:country="US" fo:font-style="normal" fo:font-weight="normal" officeooo:rsid="0050068d" officeooo:paragraph-rsid="0050068d" style:font-name-asian="Liberation Serif" style:font-size-asian="12pt" style:font-size-complex="12pt"/>
    </style:style>
    <style:style style:name="P48" style:family="paragraph" style:parent-style-name="Preformatted_20_Text">
      <style:text-properties fo:font-variant="normal" fo:text-transform="none" fo:color="#000000" style:font-name="Liberation Serif" fo:font-size="12pt" fo:letter-spacing="normal" fo:language="en" fo:country="US" fo:font-style="normal" fo:font-weight="normal" officeooo:rsid="006d2bab" officeooo:paragraph-rsid="006d2bab" style:font-name-asian="Liberation Serif" style:font-size-asian="12pt" style:font-size-complex="12pt"/>
    </style:style>
    <style:style style:name="P49" style:family="paragraph" style:parent-style-name="Preformatted_20_Text">
      <style:paragraph-properties fo:orphans="2" fo:widows="2"/>
      <style:text-properties fo:font-variant="normal" fo:text-transform="none" fo:color="#000000" fo:font-size="12pt" fo:letter-spacing="normal" style:font-size-asian="12pt" style:font-size-complex="12pt"/>
    </style:style>
    <style:style style:name="P50" style:family="paragraph" style:parent-style-name="Preformatted_20_Text">
      <style:paragraph-properties fo:orphans="2" fo:widows="2"/>
      <style:text-properties fo:font-size="12pt" style:font-size-asian="12pt" style:font-size-complex="12pt"/>
    </style:style>
    <style:style style:name="P51" style:family="paragraph" style:parent-style-name="Preformatted_20_Text">
      <style:text-properties fo:color="#000000" style:font-name="Liberation Serif" fo:font-size="12pt" fo:language="en" fo:country="US" officeooo:rsid="00099181" officeooo:paragraph-rsid="004ed244" style:font-name-asian="Liberation Serif" style:font-size-asian="12pt" style:font-size-complex="12pt"/>
    </style:style>
    <style:style style:name="P52" style:family="paragraph" style:parent-style-name="Preformatted_20_Text">
      <style:paragraph-properties fo:orphans="2" fo:widows="2"/>
      <style:text-properties fo:color="#000000" style:font-name="Liberation Serif" fo:font-size="12pt" fo:language="en" fo:country="US" officeooo:rsid="002e0d48" officeooo:paragraph-rsid="00673482" style:font-name-asian="Liberation Serif" style:font-size-asian="12pt" style:font-size-complex="12pt"/>
    </style:style>
    <style:style style:name="P53" style:family="paragraph" style:parent-style-name="Preformatted_20_Text">
      <style:paragraph-properties fo:margin-top="0in" fo:margin-bottom="0.1965in" loext:contextual-spacing="false" fo:orphans="2" fo:widows="2"/>
      <style:text-properties style:font-name="Liberation Serif" fo:font-size="12pt" fo:language="en" fo:country="US" officeooo:rsid="00498e33" officeooo:paragraph-rsid="006e5555" style:font-name-asian="Liberation Serif" style:font-size-asian="12pt" style:font-size-complex="12pt"/>
    </style:style>
    <style:style style:name="P54" style:family="paragraph" style:parent-style-name="Preformatted_20_Text">
      <style:paragraph-properties fo:margin-top="0in" fo:margin-bottom="0.1965in" loext:contextual-spacing="false" fo:orphans="2" fo:widows="2"/>
      <style:text-properties fo:font-variant="normal" fo:text-transform="none" fo:color="#0066cc"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loext:contextual-spacing="false" fo:orphans="2" fo:widows="2"/>
      <style:text-properties fo:font-variant="normal" fo:text-transform="none" fo:color="#0066cc" fo:font-size="12pt" fo:letter-spacing="normal" fo:font-style="normal" fo:font-weight="normal" officeooo:paragraph-rsid="00673482" style:font-size-asian="12pt" style:font-size-complex="12pt"/>
    </style:style>
    <style:style style:name="P5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paragraph-rsid="006e5555" style:font-size-asian="12pt" style:font-size-complex="12pt"/>
    </style:style>
    <style:style style:name="P57" style:family="paragraph" style:parent-style-name="Preformatted_20_Text">
      <style:paragraph-properties fo:margin-top="0in" fo:margin-bottom="0.1965in" loext:contextual-spacing="false" fo:orphans="2" fo:widows="2"/>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498e33" officeooo:paragraph-rsid="006e5555" style:letter-kerning="true" style:font-name-asian="Liberation Serif" style:font-size-asian="12pt" style:font-style-asian="normal" style:font-weight-asian="normal" style:font-name-complex="Liberation Sans3" style:font-size-complex="12pt" style:text-emphasize="none"/>
    </style:style>
    <style:style style:name="P58" style:family="paragraph" style:parent-style-name="Standard">
      <style:text-properties fo:color="#000000" style:font-name="Liberation Serif" fo:font-size="12pt" fo:language="en" fo:country="US" officeooo:rsid="0003e033" officeooo:paragraph-rsid="008064dd" style:font-name-asian="Liberation Serif" style:font-size-asian="12pt" style:font-size-complex="12pt"/>
    </style:style>
    <style:style style:name="P59" style:family="paragraph" style:parent-style-name="Standard">
      <style:text-properties style:font-name="Liberation Serif" fo:font-size="12pt" fo:language="en" fo:country="US" officeooo:rsid="0003e033" officeooo:paragraph-rsid="0006c8b7" style:font-name-asian="Liberation Serif" style:font-size-asian="12pt" style:font-size-complex="12pt"/>
    </style:style>
    <style:style style:name="P60" style:family="paragraph" style:parent-style-name="Standard">
      <style:text-properties style:font-name="Liberation Serif" fo:font-size="12pt" fo:language="en" fo:country="US" officeooo:rsid="008233a4" officeooo:paragraph-rsid="008233a4" style:font-name-asian="Liberation Serif" style:font-size-asian="12pt" style:font-size-complex="12pt"/>
    </style:style>
    <style:style style:name="P61" style:family="paragraph" style:parent-style-name="Standard">
      <style:text-properties style:font-name="Liberation Serif" fo:font-size="12pt" fo:language="en" fo:country="US" fo:font-weight="bold" officeooo:rsid="008233a4" officeooo:paragraph-rsid="008233a4" style:font-name-asian="Liberation Serif" style:font-size-asian="12pt" style:font-weight-asian="bold" style:font-size-complex="12pt" style:font-weight-complex="bold"/>
    </style:style>
    <style:style style:name="P62" style:family="paragraph" style:parent-style-name="Standard">
      <style:text-properties fo:color="#00000a" style:font-name="Liberation Serif" fo:font-size="12pt" fo:language="en" fo:country="US" officeooo:rsid="0083cdd6" officeooo:paragraph-rsid="0083cdd6" style:font-name-asian="Liberation Serif" style:font-size-asian="12pt" style:font-size-complex="12pt"/>
    </style:style>
    <style:style style:name="P63" style:family="paragraph" style:parent-style-name="Text_20_body">
      <style:text-properties fo:font-size="12pt" officeooo:paragraph-rsid="008064dd" style:font-size-asian="12pt" style:font-size-complex="12pt"/>
    </style:style>
    <style:style style:name="P64" style:family="paragraph" style:parent-style-name="Text_20_body">
      <style:text-properties style:font-name="Liberation Serif" fo:font-size="12pt" fo:font-weight="bold" officeooo:rsid="002e0d48" officeooo:paragraph-rsid="008064dd" style:font-name-asian="Liberation Serif" style:font-size-asian="12pt" style:font-weight-asian="bold" style:font-size-complex="12pt" style:font-weight-complex="bold"/>
    </style:style>
    <style:style style:name="P65" style:family="paragraph" style:parent-style-name="Text_20_body">
      <style:text-properties fo:font-variant="normal" fo:text-transform="none" fo:color="#000000" style:font-name="Liberation Serif" fo:font-size="12pt" fo:letter-spacing="normal" fo:language="en" fo:country="US" officeooo:rsid="002e0d48" officeooo:paragraph-rsid="008064dd" style:font-name-asian="Liberation Serif" style:font-size-asian="12pt" style:font-size-complex="12pt"/>
    </style:style>
    <style:style style:name="P66" style:family="paragraph" style:parent-style-name="List_20_Paragraph" style:list-style-name="WWNum1">
      <style:paragraph-properties fo:margin-left="0in" fo:margin-right="0in" fo:margin-top="0.1965in" fo:margin-bottom="0in" loext:contextual-spacing="false" fo:text-indent="0in" style:auto-text-indent="false"/>
      <style:text-properties fo:color="#00000a" style:font-name="Liberation Serif" fo:font-size="12pt" fo:language="en" fo:country="US" officeooo:rsid="00151601" officeooo:paragraph-rsid="0051234d" style:font-name-asian="Liberation Serif" style:font-size-asian="12pt" style:font-size-complex="12pt"/>
    </style:style>
    <style:style style:name="P67" style:family="paragraph" style:parent-style-name="Titel_20_og_20_indholdsobjekt_7e_LT_7e_Gliederung_20_1">
      <style:text-properties fo:color="#000000" style:font-name="Liberation Serif" fo:font-size="12pt" fo:language="en" fo:country="US" officeooo:rsid="00099181" officeooo:paragraph-rsid="004f72bd" style:font-name-asian="Liberation Serif" style:font-size-asian="12pt" style:font-size-complex="12pt"/>
    </style:style>
    <style:style style:name="P68" style:family="paragraph" style:parent-style-name="Preformatted_20_Text">
      <style:text-properties fo:font-size="12pt" officeooo:paragraph-rsid="005d6f2a" style:font-size-asian="12pt" style:font-size-complex="12pt"/>
    </style:style>
    <style:style style:name="P69" style:family="paragraph" style:parent-style-name="Preformatted_20_Text">
      <style:text-properties fo:font-variant="normal" fo:text-transform="none" fo:color="#000000" style:font-name="Liberation Serif" fo:font-size="12pt" fo:letter-spacing="normal" fo:language="en" fo:country="US" officeooo:rsid="002e0d48" officeooo:paragraph-rsid="00673482" style:font-name-asian="Liberation Serif" style:font-size-asian="12pt" style:font-size-complex="12pt"/>
    </style:style>
    <style:style style:name="P70" style:family="paragraph" style:parent-style-name="Preformatted_20_Text">
      <style:text-properties fo:font-variant="normal" fo:text-transform="none" fo:color="#000000" style:font-name="Liberation Serif" fo:font-size="8.39999961853027pt" fo:letter-spacing="normal" fo:language="en" fo:country="US" fo:font-style="normal" fo:font-weight="normal" officeooo:rsid="008064dd" officeooo:paragraph-rsid="008064dd" style:font-name-asian="Liberation Serif" style:font-size-asian="12pt" style:font-size-complex="12pt"/>
    </style:style>
    <style:style style:name="T1" style:family="text">
      <style:text-properties fo:language="en" fo:country="US" officeooo:rsid="0003e033"/>
    </style:style>
    <style:style style:name="T2" style:family="text">
      <style:text-properties fo:language="en" fo:country="US" fo:font-weight="normal" officeooo:rsid="0003e033" style:font-weight-asian="normal" style:font-weight-complex="normal"/>
    </style:style>
    <style:style style:name="T3" style:family="text">
      <style:text-properties fo:color="#000000" style:text-outline="false" style:text-line-through-style="none" style:text-line-through-type="none" fo:letter-spacing="0.0083in" fo:font-style="normal" fo:text-shadow="none" style:text-underline-style="none" fo:font-weight="normal" officeooo:rsid="0051234d" style:letter-kerning="true" style:font-style-asian="normal" style:font-weight-asian="normal" style:font-name-complex="Liberation Sans3" style:text-emphasize="none"/>
    </style:style>
    <style:style style:name="T4" style:family="text">
      <style:text-properties fo:color="#000000" style:font-name="Liberation Serif" fo:font-size="12pt" style:text-underline-style="none" style:font-name-asian="Liberation Serif" style:font-size-asian="12pt" style:font-size-complex="12pt"/>
    </style:style>
    <style:style style:name="T5" style:family="text">
      <style:text-properties fo:color="#000000" style:font-name="Liberation Serif" fo:language="en" fo:country="US" officeooo:rsid="0003e033" style:font-name-asian="Liberation Serif"/>
    </style:style>
    <style:style style:name="T6" style:family="text">
      <style:text-properties fo:color="#000000" style:font-name="Liberation Serif" fo:language="en" fo:country="US" officeooo:rsid="0070e7ff" style:font-name-asian="Liberation Serif"/>
    </style:style>
    <style:style style:name="T7" style:family="text">
      <style:text-properties fo:color="#000000" style:font-name="Liberation Sans2"/>
    </style:style>
    <style:style style:name="T8" style:family="text">
      <style:text-properties fo:color="#000000" style:font-name="Liberation Sans2" fo:language="en" fo:country="US" fo:font-weight="normal" officeooo:rsid="0003e033" style:font-weight-asian="normal" style:font-weight-complex="normal"/>
    </style:style>
    <style:style style:name="T9" style:family="text">
      <style:text-properties fo:color="#000000" style:font-name="Liberation Sans2" fo:language="en" fo:country="US" officeooo:rsid="0003e033" style:font-name-asian="Liberation Serif"/>
    </style:style>
    <style:style style:name="T10" style:family="text">
      <style:text-properties fo:color="#000000" style:font-name="Liberation Sans2" officeooo:rsid="004d23d4" style:font-name-asian="Liberation Serif"/>
    </style:style>
    <style:style style:name="T11" style:family="text">
      <style:text-properties fo:color="#000000" officeooo:rsid="00455ecf"/>
    </style:style>
    <style:style style:name="T12" style:family="text">
      <style:text-properties fo:color="#000000" officeooo:rsid="0003e033"/>
    </style:style>
    <style:style style:name="T13" style:family="text">
      <style:text-properties fo:color="#000000" fo:font-weight="normal" officeooo:rsid="00099181" style:font-weight-asian="normal" style:font-weight-complex="normal"/>
    </style:style>
    <style:style style:name="T14" style:family="text">
      <style:text-properties fo:color="#000000" fo:font-weight="normal" officeooo:rsid="0050fa18" style:font-weight-asian="normal" style:font-weight-complex="normal"/>
    </style:style>
    <style:style style:name="T15" style:family="text">
      <style:text-properties fo:font-variant="normal" fo:text-transform="none" fo:color="#262523" style:font-name="Liberation Serif" fo:font-size="12pt" fo:letter-spacing="normal" fo:font-style="normal" fo:font-weight="bold" style:font-name-asian="Liberation Serif" style:font-size-asian="12pt" style:font-weight-asian="bold" style:font-size-complex="12pt" style:font-weight-complex="bold"/>
    </style:style>
    <style:style style:name="T16" style:family="text">
      <style:text-properties fo:font-variant="normal" fo:text-transform="none" fo:color="#262523" style:font-name="Liberation Serif" fo:font-size="12pt" fo:letter-spacing="normal" fo:font-style="normal" fo:font-weight="normal" style:font-name-asian="Liberation Serif" style:font-size-asian="12pt" style:font-size-complex="12pt"/>
    </style:style>
    <style:style style:name="T17" style:family="text">
      <style:text-properties fo:font-variant="normal" fo:text-transform="none" fo:color="#262523" fo:letter-spacing="normal" fo:font-style="normal" fo:font-weight="bold" fo:background-color="transparent" loext:char-shading-value="0" style:font-weight-asian="bold" style:font-weight-complex="bold"/>
    </style:style>
    <style:style style:name="T18" style:family="text">
      <style:text-properties fo:font-variant="normal" fo:text-transform="none" fo:color="#262523" fo:letter-spacing="normal" fo:font-style="normal" fo:font-weight="normal"/>
    </style:style>
    <style:style style:name="T19" style:family="text">
      <style:text-properties fo:font-variant="normal" fo:text-transform="none" fo:color="#262523" fo:letter-spacing="normal" fo:font-style="normal" fo:font-weight="normal" fo:background-color="transparent" loext:char-shading-value="0"/>
    </style:style>
    <style:style style:name="T20" style:family="text">
      <style:text-properties fo:font-variant="normal" fo:text-transform="none" fo:color="#242729" style:font-name="Liberation Serif" fo:font-size="12pt" fo:letter-spacing="normal" fo:font-style="normal" fo:font-weight="normal" style:font-name-asian="Liberation Serif" style:font-size-asian="12pt" style:font-size-complex="12pt"/>
    </style:style>
    <style:style style:name="T21" style:family="text">
      <style:text-properties fo:font-variant="normal" fo:text-transform="none" fo:color="#242729" style:font-name="Liberation Serif" fo:font-size="12pt" fo:letter-spacing="normal" fo:font-style="italic" fo:font-weight="bold" style:font-name-asian="Liberation Serif" style:font-size-asian="12pt" style:font-size-complex="12pt" loext:padding="0in" loext:border="none"/>
    </style:style>
    <style:style style:name="T22" style:family="text">
      <style:text-properties fo:font-variant="normal" fo:text-transform="none" fo:color="#242729" style:font-name="Liberation Serif" fo:font-size="12pt" fo:letter-spacing="normal" fo:language="en" fo:country="US" fo:font-style="normal" fo:font-weight="normal" officeooo:rsid="0003e033" style:font-name-asian="Liberation Serif" style:font-size-asian="12pt" style:font-size-complex="12pt"/>
    </style:style>
    <style:style style:name="T23" style:family="text">
      <style:text-properties fo:font-variant="normal" fo:text-transform="none" fo:color="#242729" fo:letter-spacing="normal" fo:font-style="normal" fo:font-weight="normal"/>
    </style:style>
    <style:style style:name="T24" style:family="text">
      <style:text-properties fo:font-variant="normal" fo:text-transform="none" fo:color="#222222" style:font-name="Liberation Serif" fo:font-size="12pt" fo:letter-spacing="normal" fo:font-style="normal" fo:font-weight="normal" style:font-name-asian="Liberation Serif" style:font-size-asian="12pt" style:font-size-complex="12pt"/>
    </style:style>
    <style:style style:name="T25" style:family="text">
      <style:text-properties fo:font-variant="normal" fo:text-transform="none" fo:color="#222222" style:font-name="Liberation Serif" fo:font-size="12pt" fo:letter-spacing="normal" fo:font-style="normal" fo:font-weight="bold" style:font-name-asian="Liberation Serif" style:font-size-asian="12pt" style:font-size-complex="12pt"/>
    </style:style>
    <style:style style:name="T26" style:family="text">
      <style:text-properties fo:font-variant="normal" fo:text-transform="none" fo:color="#000000" style:text-position="35% 100%" style:font-name="Liberation Serif" fo:letter-spacing="normal" fo:language="en" fo:country="US" fo:font-weight="bold" officeooo:rsid="00170d2b" style:font-name-asian="Liberation Serif" style:font-style-asian="normal" style:font-weight-asian="bold" style:font-weight-complex="bold"/>
    </style:style>
    <style:style style:name="T27" style:family="text">
      <style:text-properties fo:font-variant="normal" fo:text-transform="none" fo:color="#000000" style:text-outline="false" style:text-line-through-style="none" style:text-line-through-type="none" style:text-position="35% 100%" style:font-name="Liberation Serif" fo:letter-spacing="normal" fo:language="en" fo:country="US" fo:font-style="normal" fo:text-shadow="none" style:text-underline-style="none" fo:font-weight="normal" officeooo:rsid="00170d2b" style:letter-kerning="true" style:font-name-asian="Liberation Serif" style:font-style-asian="normal" style:font-weight-asian="normal" style:font-name-complex="Liberation Sans3" style:text-emphasize="none"/>
    </style:style>
    <style:style style:name="T28" style:family="text">
      <style:text-properties fo:font-variant="normal" fo:text-transform="none" fo:color="#000000" style:text-outline="false" style:text-line-through-style="none" style:text-line-through-type="none" fo:letter-spacing="0.0083in" fo:font-style="normal" fo:text-shadow="none" style:text-underline-style="none" fo:font-weight="normal" officeooo:rsid="0003e033" style:letter-kerning="true" style:font-style-asian="normal" style:font-weight-asian="normal" style:font-name-complex="Liberation Sans3" style:text-emphasize="none"/>
    </style:style>
    <style:style style:name="T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name-asian="Liberation Serif" style:font-size-asian="12pt" style:font-weight-asian="normal" style:font-size-complex="12pt" style:font-weight-complex="normal"/>
    </style:style>
    <style:style style:name="T30" style:family="text">
      <style:text-properties fo:font-variant="normal" fo:text-transform="none" fo:color="#000000" style:text-position="45% 100%" style:font-name="Liberation Serif" fo:letter-spacing="normal" fo:language="en" fo:country="US" fo:font-style="normal" fo:font-weight="normal" officeooo:rsid="0003e033" style:font-name-asian="Liberation Serif" style:font-style-asian="normal" style:font-weight-asian="normal" style:font-weight-complex="bold"/>
    </style:style>
    <style:style style:name="T31" style:family="text">
      <style:text-properties fo:font-variant="normal" fo:text-transform="none" fo:color="#000000" style:font-name="Liberation Serif" fo:font-size="12pt" fo:letter-spacing="normal" fo:font-style="normal" fo:font-weight="normal" style:font-name-asian="Liberation Serif" style:font-size-asian="12pt" style:font-size-complex="12pt"/>
    </style:style>
    <style:style style:name="T32" style:family="text">
      <style:text-properties fo:font-variant="normal" fo:text-transform="none" fo:color="#000000" style:font-name="Liberation Serif" fo:font-size="12pt" fo:letter-spacing="normal" fo:font-style="normal" fo:font-weight="normal" style:font-name-asian="Liberation Serif"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officeooo:rsid="001aa939" style:font-name-asian="Liberation Serif"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name-asian="Liberation Serif" style:font-size-asian="12pt" style:font-size-complex="12pt"/>
    </style:style>
    <style:style style:name="T35" style:family="text">
      <style:text-properties fo:font-variant="normal" fo:text-transform="none" fo:color="#000000" style:font-name="Liberation Serif" fo:font-size="12pt" fo:letter-spacing="normal" fo:font-style="italic" style:text-underline-style="none" fo:font-weight="normal" style:font-name-asian="Liberation Serif" style:font-size-asian="12pt" style:font-size-complex="12pt" loext:padding="0in" loext:border="none"/>
    </style:style>
    <style:style style:name="T36" style:family="text">
      <style:text-properties fo:font-variant="normal" fo:text-transform="none" fo:color="#000000" style:font-name="Liberation Serif" fo:font-size="12pt" fo:letter-spacing="normal" fo:font-style="italic" fo:font-weight="normal" style:font-name-asian="Liberation Serif" style:font-size-asian="12pt" style:font-size-complex="12pt" loext:padding="0in" loext:border="none"/>
    </style:style>
    <style:style style:name="T37" style:family="text">
      <style:text-properties fo:font-variant="normal" fo:text-transform="none" fo:color="#000000" style:font-name="Liberation Serif" fo:letter-spacing="normal" fo:language="en" fo:country="US" fo:font-style="normal" fo:font-weight="normal" officeooo:rsid="002e0d48" style:font-name-asian="Liberation Serif"/>
    </style:style>
    <style:style style:name="T38" style:family="text">
      <style:text-properties fo:font-variant="normal" fo:text-transform="none" fo:color="#000000" style:font-name="Liberation Serif" fo:letter-spacing="normal" fo:language="en" fo:country="US" fo:font-style="normal" fo:font-weight="normal" officeooo:rsid="0003e033" style:font-name-asian="Liberation Serif"/>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style:font-weight-asian="normal" style:font-weight-complex="normal"/>
    </style:style>
    <style:style style:name="T41" style:family="text">
      <style:text-properties fo:font-variant="normal" fo:text-transform="none" fo:letter-spacing="normal" fo:font-style="normal" fo:font-weight="normal" officeooo:rsid="00828226"/>
    </style:style>
    <style:style style:name="T42" style:family="text">
      <style:text-properties fo:font-variant="normal" fo:text-transform="none" fo:color="#0066cc" style:font-name="Liberation Serif" fo:font-size="12pt" fo:letter-spacing="normal" fo:font-style="normal" fo:font-weight="normal" style:font-name-asian="Liberation Serif" style:font-size-asian="12pt" style:font-size-complex="12pt"/>
    </style:style>
    <style:style style:name="T43" style:family="text">
      <style:text-properties fo:font-variant="normal" fo:text-transform="none" fo:color="#0066cc" style:font-name="Liberation Serif" fo:font-size="12pt" fo:letter-spacing="normal" fo:font-style="normal" fo:font-weight="normal" officeooo:rsid="0043ef6c" style:font-name-asian="Liberation Serif" style:font-size-asian="12pt" style:font-size-complex="12pt"/>
    </style:style>
    <style:style style:name="T44" style:family="text">
      <style:text-properties fo:font-variant="normal" fo:text-transform="none" fo:color="#0066cc" style:font-name="Liberation Serif" fo:font-size="12pt" fo:letter-spacing="normal" fo:language="en" fo:country="US" fo:font-style="normal" fo:font-weight="normal" officeooo:rsid="0003e033" style:font-name-asian="Liberation Serif" style:font-size-asian="12pt" style:font-size-complex="12pt"/>
    </style:style>
    <style:style style:name="T45" style:family="text">
      <style:text-properties fo:font-variant="normal" fo:text-transform="none" fo:color="#0066cc" style:text-outline="false" style:text-line-through-style="none" style:text-line-through-type="none" fo:letter-spacing="0.0083in" fo:font-style="normal" fo:text-shadow="none" style:text-underline-style="none" fo:font-weight="normal" officeooo:rsid="0003e033" style:letter-kerning="true" style:font-style-asian="normal" style:font-weight-asian="normal" style:font-name-complex="Liberation Sans3" style:text-emphasize="none"/>
    </style:style>
    <style:style style:name="T46" style:family="text">
      <style:text-properties fo:font-variant="normal" fo:text-transform="none" fo:color="#0066ff" fo:letter-spacing="normal" fo:font-style="normal" fo:font-weight="normal"/>
    </style:style>
    <style:style style:name="T47" style:family="text">
      <style:text-properties fo:font-variant="normal" fo:text-transform="none" fo:color="#0066ff" fo:letter-spacing="normal" fo:font-style="normal" fo:font-weight="normal" style:font-weight-asian="normal" style:font-weight-complex="normal"/>
    </style:style>
    <style:style style:name="T48" style:family="text">
      <style:text-properties fo:font-variant="normal" fo:text-transform="none" fo:color="#0066ff" fo:letter-spacing="normal" fo:font-style="normal" fo:font-weight="normal" officeooo:rsid="00794fe3"/>
    </style:style>
    <style:style style:name="T49" style:family="text">
      <style:text-properties fo:font-variant="normal" fo:text-transform="none" fo:color="#0066ff" style:text-position="45% 100%" style:font-name="Liberation Serif" fo:letter-spacing="normal" fo:language="en" fo:country="US" fo:font-style="normal" fo:font-weight="normal" officeooo:rsid="0003e033" style:font-name-asian="Liberation Serif" style:font-style-asian="normal" style:font-weight-asian="normal" style:font-weight-complex="bold"/>
    </style:style>
    <style:style style:name="T50" style:family="text">
      <style:text-properties fo:font-variant="normal" fo:text-transform="none" fo:color="#0066ff" style:font-name="Liberation Serif" fo:letter-spacing="normal" fo:language="en" fo:country="US" fo:font-style="normal" fo:font-weight="normal" officeooo:rsid="002e0d48" style:font-name-asian="Liberation Serif"/>
    </style:style>
    <style:style style:name="T51" style:family="text">
      <style:text-properties fo:font-variant="normal" fo:text-transform="none" fo:color="#0066ff" style:font-name="Liberation Serif" fo:letter-spacing="normal" fo:language="en" fo:country="US" fo:font-style="normal" fo:font-weight="normal" officeooo:rsid="0003e033" style:font-name-asian="Liberation Serif"/>
    </style:style>
    <style:style style:name="T52" style:family="text">
      <style:text-properties fo:font-variant="normal" fo:text-transform="none" fo:color="#0066ff" style:text-outline="false" style:text-line-through-style="none" style:text-line-through-type="none" fo:letter-spacing="0.0083in" fo:font-style="normal" fo:text-shadow="none" style:text-underline-style="none" fo:font-weight="normal" officeooo:rsid="0003e033" style:letter-kerning="true" style:font-style-asian="normal" style:font-weight-asian="normal" style:font-name-complex="Liberation Sans3" style:text-emphasize="none"/>
    </style:style>
    <style:style style:name="T53" style:family="text">
      <style:text-properties fo:color="#800000"/>
    </style:style>
    <style:style style:name="T54" style:family="text">
      <style:text-properties fo:color="#800000" fo:language="en" fo:country="US" fo:font-weight="bold" officeooo:rsid="0003e033" style:font-weight-asian="bold"/>
    </style:style>
    <style:style style:name="T55" style:family="text">
      <style:text-properties fo:color="#800000" fo:language="en" fo:country="US" officeooo:rsid="00099181"/>
    </style:style>
    <style:style style:name="T56" style:family="text">
      <style:text-properties fo:color="#800000" fo:language="en" fo:country="US" officeooo:rsid="0003e033"/>
    </style:style>
    <style:style style:name="T57" style:family="text">
      <style:text-properties fo:color="#800000" style:text-outline="false" style:text-line-through-style="none" style:text-line-through-type="none" fo:letter-spacing="0.0083in" fo:font-style="normal" fo:text-shadow="none" style:text-underline-style="none" fo:font-weight="normal" style:letter-kerning="true" style:font-style-asian="normal" style:font-weight-asian="normal" style:font-name-complex="Liberation Sans3" style:text-emphasize="none"/>
    </style:style>
    <style:style style:name="T58" style:family="text">
      <style:text-properties fo:color="#800000" style:text-position="35% 100%" officeooo:rsid="00099181"/>
    </style:style>
    <style:style style:name="T59" style:family="text">
      <style:text-properties fo:color="#800000" style:text-position="35% 100%" officeooo:rsid="00168729"/>
    </style:style>
    <style:style style:name="T60" style:family="text">
      <style:text-properties fo:color="#800000" style:text-position="35% 100%" officeooo:rsid="000b6627"/>
    </style:style>
    <style:style style:name="T61" style:family="text">
      <style:text-properties fo:color="#800000" style:text-position="35% 100%" officeooo:rsid="00170d2b"/>
    </style:style>
    <style:style style:name="T62" style:family="text">
      <style:text-properties fo:color="#800000" officeooo:rsid="00099181"/>
    </style:style>
    <style:style style:name="T63" style:family="text">
      <style:text-properties fo:color="#800000" officeooo:rsid="0030eb23"/>
    </style:style>
    <style:style style:name="T64" style:family="text">
      <style:text-properties fo:color="#800000" officeooo:rsid="0031ddd5"/>
    </style:style>
    <style:style style:name="T65" style:family="text">
      <style:text-properties fo:color="#800000" officeooo:rsid="0003e033"/>
    </style:style>
    <style:style style:name="T66" style:family="text">
      <style:text-properties officeooo:rsid="0050068d"/>
    </style:style>
    <style:style style:name="T67" style:family="text">
      <style:text-properties fo:font-weight="bold" style:font-weight-asian="bold" style:font-weight-complex="bold"/>
    </style:style>
    <style:style style:name="T68" style:family="text">
      <style:text-properties fo:font-weight="bold" officeooo:rsid="00455ecf" style:font-weight-asian="bold" style:font-weight-complex="bold"/>
    </style:style>
    <style:style style:name="T69" style:family="text">
      <style:text-properties officeooo:rsid="00151601"/>
    </style:style>
    <style:style style:name="T70" style:family="text">
      <style:text-properties style:font-name="Liberation Serif" fo:font-size="12pt" style:font-name-asian="Liberation Serif" style:font-size-asian="12pt" style:font-size-complex="12pt"/>
    </style:style>
    <style:style style:name="T71" style:family="text">
      <style:text-properties fo:font-style="normal" fo:font-weight="normal" officeooo:rsid="0003e033"/>
    </style:style>
    <style:style style:name="T72" style:family="text">
      <style:text-properties officeooo:rsid="0003e033" style:font-style-asian="normal" style:font-weight-asian="normal"/>
    </style:style>
    <style:style style:name="T73" style:family="text">
      <style:text-properties officeooo:rsid="0062afa3"/>
    </style:style>
    <style:style style:name="T74" style:family="text">
      <style:text-properties officeooo:rsid="0064c137"/>
    </style:style>
    <style:style style:name="T75" style:family="text">
      <style:text-properties officeooo:rsid="006518fe"/>
    </style:style>
    <style:style style:name="T76" style:family="text">
      <style:text-properties officeooo:rsid="006677a4"/>
    </style:style>
    <style:style style:name="T77" style:family="text">
      <style:text-properties officeooo:rsid="00687b83"/>
    </style:style>
    <style:style style:name="T78" style:family="text">
      <style:text-properties officeooo:rsid="006a5c2e"/>
    </style:style>
    <style:style style:name="T79" style:family="text">
      <style:text-properties fo:color="#0066cc" fo:font-style="normal" fo:font-weight="normal"/>
    </style:style>
    <style:style style:name="T80" style:family="text">
      <style:text-properties fo:color="#0066cc" fo:font-style="normal" fo:font-weight="normal" officeooo:rsid="006cfd34"/>
    </style:style>
    <style:style style:name="T81" style:family="text">
      <style:text-properties fo:color="#0066cc" fo:font-style="normal" fo:font-weight="normal" officeooo:rsid="0003e033"/>
    </style:style>
    <style:style style:name="T82" style:family="text">
      <style:text-properties fo:color="#0066cc" fo:font-style="normal" fo:font-weight="normal" officeooo:rsid="00794fe3"/>
    </style:style>
    <style:style style:name="T83" style:family="text">
      <style:text-properties fo:color="#0066cc" style:font-name="Liberation Serif" fo:language="en" fo:country="US" officeooo:rsid="0003e033" style:font-name-asian="Liberation Serif"/>
    </style:style>
    <style:style style:name="T84" style:family="text">
      <style:text-properties officeooo:rsid="006d2bab"/>
    </style:style>
    <style:style style:name="T85" style:family="text">
      <style:text-properties fo:color="#003366" style:font-name="Liberation Sans2"/>
    </style:style>
    <style:style style:name="T86" style:family="text">
      <style:text-properties officeooo:rsid="00455ecf"/>
    </style:style>
    <style:style style:name="T87" style:family="text">
      <style:text-properties fo:color="#0066ff"/>
    </style:style>
    <style:style style:name="T88" style:family="text">
      <style:text-properties fo:color="#0066ff" fo:font-weight="normal" officeooo:rsid="00099181" style:font-weight-asian="normal" style:font-weight-complex="normal"/>
    </style:style>
    <style:style style:name="T89" style:family="text">
      <style:text-properties fo:color="#0066ff" fo:font-weight="normal" officeooo:rsid="0050fa18" style:font-weight-asian="normal" style:font-weight-complex="normal"/>
    </style:style>
    <style:style style:name="T90" style:family="text">
      <style:text-properties fo:color="#0066ff" fo:font-style="normal" fo:font-weight="normal" officeooo:rsid="0003e033"/>
    </style:style>
    <style:style style:name="T91" style:family="text">
      <style:text-properties officeooo:rsid="007c9564"/>
    </style:style>
    <style:style style:name="T92" style:family="text">
      <style:text-properties officeooo:rsid="0083cd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 <text:span text:style-name="T91">am going to talk about my PhD plan, </text:span>describes the problem in detail, elaborates on its significance, describes possible solutions.</text:p>
      <text:p text:style-name="P7"/>
      <text:p text:style-name="P31">2.</text:p>
      <text:p text:style-name="P38">Us<text:span text:style-name="T74">age</text:span> and analyses of geospatial data are increasingly important for our society. In a number of areas, ranging from precision agriculture to social <text:span text:style-name="T75">computing</text:span>, <text:span text:style-name="T75">geospatial</text:span> information is the key to <text:span text:style-name="T76">do it well in these aspects.</text:span>. </text:p>
      <text:p text:style-name="P24"/>
      <text:p text:style-name="P25">3.</text:p>
      <text:p text:style-name="P55">Future Cropping is a research project with the goal of utilizing the benefits of precision agriculture in Denmark. </text:p>
      <text:p text:style-name="P17"><text:span text:style-name="T73">4</text:span>.</text:p>
      <text:p text:style-name="P17"><text:span text:style-name="T65">Why the GD process hard?….</text:span><text:span text:style-name="T53">e.g. Different problems for different application scenarios. </text:span><text:span text:style-name="T57">What are expections now? What is user want.</text:span></text:p>
      <text:p text:style-name="P56">The geospatial data in Future Cropping encompasses both vector and raster datasets. <text:s/>the outlines of fields and vegetation indices based on satellite imagery.</text:p>
      <text:p text:style-name="P57">The most common type of requests in Future Cropping are range queries. Due to <text:span text:style-name="T87">increasing utilization</text:span> of precision agriculture by farmers, we expect an <text:span text:style-name="T87">increasing workload</text:span> for the data platform. This implies the need for <text:span text:style-name="T87">scalable support </text:span>for range queries in the data platform.</text:p>
      <text:p text:style-name="P53"><text:span text:style-name="T52">One of the major challenges in realizing the potential of precision agriculture in Denmark</text:span><text:span text:style-name="T28"> is the lack of a digital infrastructure for storing, retrieving and analyzing all of the available data. </text:span><text:span text:style-name="T45">Such an infrastructure termed the data platform is now being developed as part of Future Cropping.</text:span></text:p>
      <text:p text:style-name="P17"><text:span text:style-name="T73">5</text:span>.</text:p>
      <text:p text:style-name="P32">(Why not use them? Their drawbacks)</text:p>
      <text:p text:style-name="P39"><text:span text:style-name="T86">The system </text:span><text:span text:style-name="T68">GeoNode </text:span><text:span text:style-name="T86">is used to implement the data platform of Future Cropping. It integrates a number of other open-source systems to implement its functionality.</text:span></text:p>
      <text:p text:style-name="P19"><text:span text:style-name="T11">The primary way of interacting with GeoNode is through its web application. It allows the user to add new raster or vector layers, to view existing layers and maps, and to compose maps from layers. </text:span><text:span text:style-name="T12">Currently, solutions such as GeoNode are often used in practice to serve spatial data for visualization or deliver such data for analytical processing.</text:span></text:p>
      <text:p text:style-name="P36"><text:span text:style-name="T83">The server backend of GeoNode is implemented with GeoServer</text:span><text:span text:style-name="T5">, a server for sharing and editing geospatial data that supports many standardized web APIs including WMS, WFS WCS. Most of the functionality of the web application relies on these APIs. GeoServer supports a vast number of di</text:span><text:span text:style-name="T6">ff</text:span><text:span text:style-name="T5">erent data sources, from serving data directly from Shapefiles or GeoTIFFs, to integrating with a geospatial database. </text:span></text:p>
      <text:p text:style-name="P36"><text:span text:style-name="T83">The default data source in GeoNode is a PostGIS database</text:span><text:span text:style-name="T5">. PostGIS extends the object relational database PostgreSQL with support for geospatial objects and queries.</text:span></text:p>
      <text:p text:style-name="P14"/>
      <text:p text:style-name="P69"><text:span text:style-name="T79">Forthcoming Layers </text:span><text:span text:style-name="T72">更多的是</text:span><text:span text:style-name="T71">raster </text:span><text:span text:style-name="T72">而且更新更频繁</text:span><text:span text:style-name="T71">Over time, we would expect the data sizes to </text:span><text:span text:style-name="T90">grow further; as measuring equipment improves</text:span><text:span text:style-name="T71">, </text:span><text:span text:style-name="T81">the resolution gets more fine-grained and the number of phenomena we can measure increases</text:span><text:span text:style-name="T71">. This underscores the need for the data platform to be scalable not</text:span><text:span text:style-name="T81"> only in terms of the number of clients, but also in the size and number of the data layers. </text:span></text:p>
      <text:p text:style-name="P63"><text:soft-page-break/><text:span text:style-name="T37">memory is getting significantly cheaper and computers are increasingly equipped with large memory capacities, </text:span><text:span text:style-name="T50">there are considerable research and application interests in processing large-scale data in memory to reduce disk I/O bottlenecks and achieve better performance </text:span></text:p>
      <text:p text:style-name="P63"><text:span text:style-name="T49">Main memory caches are prevalent in the general-purpose web domain</text:span><text:span text:style-name="T30">; </text:span></text:p>
      <text:p text:style-name="P63"><text:span text:style-name="T26">Memcached </text:span><text:span text:style-name="T27">It's only good for small key value pairs and nothing else</text:span></text:p>
      <text:p text:style-name="P58"><text:span text:style-name="T58">WHY not use existing caches (e.g.,</text:span><text:span text:style-name="T59">Redis,</text:span><text:span text:style-name="T58"> </text:span><text:span text:style-name="T60">memcached, …) <text:s text:c="2"/>We want a </text:span><text:span text:style-name="T61">specific geospatical data </text:span><text:span text:style-name="T60">cache.</text:span></text:p>
      <text:p text:style-name="P64">Spatialhadoop</text:p>
      <text:p text:style-name="P65"><text:span text:style-name="T81">MapReduce jobs usually incur </text:span><text:span text:style-name="T90">large amounts of disk I/Os to store intermediate results. </text:span></text:p>
      <text:p text:style-name="P70">6</text:p>
      <text:p text:style-name="P68"><text:span text:style-name="T38">The layers currently on the Future Cropping data platform are all vector layers that </text:span><text:span text:style-name="T51">are never or very rarely updated, except for the NDVI layer, which is a raster layer that is updated at most weekly.</text:span><text:span text:style-name="T38"> </text:span></text:p>
      <text:p text:style-name="P29"><text:span text:style-name="T1">Unfortunately, such solutions suffer from a number of problem</text:span><text:span text:style-name="T2">s.</text:span></text:p>
      <text:p text:style-name="P29"><text:span text:style-name="T8">Not clear how to best integrate analytical services with these </text:span><text:span text:style-name="T7">systems,</text:span><text:span text:style-name="T85"> while retaining their data serving functionality for maps and other visualizations.</text:span></text:p>
      <text:p text:style-name="P59"/>
      <text:p text:style-name="P60">7</text:p>
      <text:p text:style-name="P60"/>
      <text:p text:style-name="P60">8</text:p>
      <text:p text:style-name="P30"><text:span text:style-name="T55">(</text:span><text:span text:style-name="T56">Objectives/what is</text:span><text:span text:style-name="T54"> EXPECTION </text:span><text:span text:style-name="T56">want to get? / descripe different targeted goals of every part but also as a whole one)</text:span></text:p>
      <text:p text:style-name="P37"><text:span text:style-name="T9">Complete function that can drop-in existing framework and achieve </text:span><text:span text:style-name="T10">scalability.</text:span></text:p>
      <text:p text:style-name="P15">Low latency and increase efficiency for large number of requests. <text:s/></text:p>
      <text:p text:style-name="P15">Have a better database architecture that are easy to manage. </text:p>
      <text:p text:style-name="P15">Integrate analytical services with the system. </text:p>
      <text:p text:style-name="P26"><text:s text:c="53"/></text:p>
      <text:p text:style-name="P61">9</text:p>
      <text:p text:style-name="P33">Mapping system to the features that are expected to achieve. (A system solve 1,2,…,n problems--&gt;1,2,…,n features-→by our 1,2,…,n approcaches).</text:p>
      <text:p text:style-name="P11">The PhD project will<text:bookmark-start text:name="__DdeLink__1547_1232056384"/> explore solutions to the above problems by build<text:span text:style-name="T77">ing</text:span> a scalable and efficient analytical software system for geospatial data.<text:bookmark-end text:name="__DdeLink__1547_1232056384"/> </text:p>
      <text:p text:style-name="P11">1. the project will explore the limitations of GeoNode and develop new work provide WFS/WCS on caching techniques that are “drop-in”, i.e., can easily be added to extend a GeoNode installation.</text:p>
      <text:p text:style-name="P12">2. <text:s/>the project will <text:span text:style-name="T87">explore the architecture of interactive geospatial data services based on the emerging paradigm of actor database systems. </text:span></text:p>
      <text:p text:style-name="P12">3. Provide geospatial data analysis in an expected <text:span text:style-name="T87">collaboration with experts in data mining in the Future Cropping project.</text:span> The collaboration’s results will be integrated as analytical services of the geospatial system and may relate to problems such as outlier detection, multi-objective optimization, among others.</text:p>
      <text:p text:style-name="P34"/>
      <text:p text:style-name="P62">10</text:p>
      <text:p text:style-name="P35"><text:span text:style-name="T13">Instead, we design and implement Vecst</text:span><text:span text:style-name="T14">ra</text:span><text:span text:style-name="T13">, a geospatial data cache, with the goal of improving the absolute performance of the data platform whilst maintaining its good scalability behavior. </text:span><text:span text:style-name="T88">Vecst</text:span><text:span text:style-name="T89">ra</text:span><text:span text:style-name="T88"> is designed to store its data in main memory in the interest of maximal performance.</text:span></text:p>
      <text:p text:style-name="P51"><text:soft-page-break/><text:span text:style-name="T40">Another consideration for a cache is the extent to which it should </text:span><text:span text:style-name="T47">support the same functionality and/or API as GeoServer. </text:span></text:p>
      <text:p text:style-name="P45"/>
      <text:p text:style-name="P46">1<text:span text:style-name="T92">1</text:span></text:p>
      <text:p text:style-name="P44"><text:span text:style-name="T62">why </text:span><text:span text:style-name="T63">data partitioning</text:span><text:span text:style-name="T62"> is a problem: </text:span><text:span text:style-name="T64">somebody cares and there is no solution(no good enough solution.)</text:span></text:p>
      <text:p text:style-name="P52"><text:span text:style-name="T39">now </text:span><text:span text:style-name="T41">25GB, </text:span><text:span text:style-name="T39">With these layers the size of the entire dataset will be in the range of tera bytes even for just the latest update of each layer, </text:span><text:span text:style-name="T46">so we can no longer fit all the data into the main memory of a single </text:span><text:span text:style-name="T48">core</text:span><text:span text:style-name="T46">.</text:span><text:span text:style-name="T39"> However, the data could most likely fit into the main memory of a small cluster of machines. </text:span></text:p>
      <text:p text:style-name="P43"><text:span text:style-name="T87">Systems achieve massive scalability by partitioning the data and running query tasks on those partitions in parallel. </text:span></text:p>
      <text:p text:style-name="P43">Data skew is very common in spatial applications. </text:p>
      <text:p text:style-name="P43">1<text:span text:style-name="T92">2</text:span>.</text:p>
      <text:p text:style-name="P43">different partitioning strategies</text:p>
      <text:p text:style-name="P20"/>
      <text:p text:style-name="P21">1<text:span text:style-name="T92">3</text:span></text:p>
      <text:p text:style-name="P47">We also note that the geometries of the vector layers are very complex; some layers have more than a hundred points per geometry on average. </text:p>
      <text:p text:style-name="P47"/>
      <text:p text:style-name="P48">13</text:p>
      <text:p text:style-name="P21"/>
      <text:p text:style-name="P21">1<text:span text:style-name="T78">4</text:span></text:p>
      <text:p text:style-name="P4">Explain WHY want to do this.</text:p>
      <text:p text:style-name="P5"><text:span text:style-name="T3">Develop new piece of work on e</text:span>nd-to-end modeling and implementation techniques for advanced geospatial systems applications based on actor database systems, validating these techniques with the geospatial data serving and analysis scenarios from Future Cropping.</text:p>
      <text:p text:style-name="P6">To what extent do we wish to extend these properties to the system as whole, including the cache? </text:p>
      <text:p text:style-name="P50"/>
      <text:p text:style-name="P49"><text:span text:style-name="T79">relaxing the requirement of consistent and fresh data is especially relevant for a future where write requests become more prevalent. It is di</text:span><text:span text:style-name="T80">ff</text:span><text:span text:style-name="T82">i</text:span><text:span text:style-name="T79">cult to maintain a scalable, fully consistent system in the face of a write-intensive work-load. </text:span></text:p>
      <text:p text:style-name="P54">As we introduce more GeoServer or cache nodes, we simply have to register them with the routing layer, and any logic for load-balancing, coordination, consistency, etc., will be handled there. </text:p>
      <text:p text:style-name="P21">14</text:p>
      <text:p text:style-name="P1">Architecture: <text:s/><text:span text:style-name="T23">application (or middle) tier+ a data tier? Or a new? </text:span><text:span text:style-name="T69">Is it holistic?</text:span></text:p>
      <text:p text:style-name="P2">Ideal: simple better, </text:p>
      <text:p text:style-name="P21"/>
      <text:p text:style-name="P21"><text:soft-page-break/>15</text:p>
      <text:p text:style-name="P21"/>
      <text:p text:style-name="P21">16</text:p>
      <text:p text:style-name="P3">Explain WHY want to do this.</text:p>
      <text:p text:style-name="P21"/>
      <text:p text:style-name="P21">17</text:p>
      <text:list xml:id="list6688560080835951639" text:style-name="WWNum1">
        <text:list-header>
          <text:p text:style-name="P66">Develop third and final piece of work based on geospatial data analysis in an expected collaboration with experts in data mining in the Future Cropping project. The collaboration’s results will be integrated as analytical services of the geospatial system and may relate to problems such as outlier detection, multi-objective optimization, among others.</text:p>
        </text:list-header>
      </text:list>
      <text:p text:style-name="P21"/>
      <text:p text:style-name="P21">18</text:p>
      <text:p text:style-name="P21"/>
      <text:p text:style-name="P21">19</text:p>
      <text:p text:style-name="P21"/>
      <text:p text:style-name="P22">20</text:p>
      <text:p text:style-name="P21"/>
      <text:p text:style-name="P23"/>
      <text:p text:style-name="P18">BG</text:p>
      <text:p text:style-name="P16"><text:span text:style-name="Strong_20_Emphasis"><text:span text:style-name="T21">vector data</text:span></text:span><text:span text:style-name="T20">: <text:s/></text:span><text:span text:style-name="T44">If the features of a layer are represented by the coordinates defining their extent</text:span><text:span text:style-name="T22">, e.g., five coordinates defining a polygon, then we say that it is a vector layer. A representation of the world using points, lines, and polygons. Vector are useful for storing data that has discrete boundaries, such as country borders, land parcels, and streets. Examples of vector data file formats are the binary format Shapefile, the XML-based GML and the JSON-based GeoJSON.</text:span></text:p>
      <text:p text:style-name="P42"><text:span text:style-name="Strong_20_Emphasis"><text:span text:style-name="T21">raster data</text:span></text:span><text:span text:style-name="T20">: </text:span><text:span text:style-name="T43"><text:s/></text:span><text:span text:style-name="T42">If the features of a layer are represented by cells of a regular grid, then we say that it is a raster layer.</text:span><text:span text:style-name="T20">A representation of the world as a surface divided into a regular grid of cells. Raster models are useful for storing data that varies continuously, as in an aerial photograph, a satellite image, a surface of chemical concentrations, or an elevation surface. <text:s/>Examples of raster data file formats are the TIFF-extension GeoTIFF and the binary Esri Grid.</text:span></text:p>
      <text:p text:style-name="P28"><text:span text:style-name="T17">WFS</text:span><text:span text:style-name="T19"> defines a standard for exchanging vector</text:span><text:span text:style-name="T18"> data over the Internet. With a compliant WFS, clients can query both the data structure and the source data. Advanced WFS operations also support feature locking and edit operations.</text:span></text:p>
      <text:p text:style-name="P16"><text:span text:style-name="T15">WCS </text:span><text:span text:style-name="T16">is a standard created by the OGC that refers to the receiving of geospatial information as ‘coverages’: digital geospatial information representing space-varying phenomena. One can think o</text:span><text:span text:style-name="T31">f</text:span><text:span text:style-name="T4"> it as WFS</text:span><text:span text:style-name="T70"> f</text:span><text:span text:style-name="T4">or</text:span><text:span text:style-name="T34"> </text:span><text:span text:style-name="Emphasis"><text:span text:style-name="T35">ra</text:span></text:span><text:span text:style-name="Emphasis"><text:span text:style-name="T36">ster </text:span></text:span><text:span text:style-name="T31">data.</text:span><text:span text:style-name="T16"> It gets the ‘source code’ of the map, but in this case its not raw vectors but raw imagery.</text:span></text:p>
      <text:p text:style-name="P16"><text:span text:style-name="T24">The </text:span><text:span text:style-name="T25">minimum bounding rectangle </text:span><text:span text:style-name="T24">(</text:span><text:span text:style-name="T25">MBR</text:span><text:span text:style-name="T24">), also known a</text:span><text:span text:style-name="T32">s bounding box or envelope, is an expression of the maximum extents of a 2-dimensional object (e.g. point, line, polygon) or set of objects within its (or their) 2-D (x, y) </text:span><text:a xlink:type="simple" xlink:href="https://en.wikipedia.org/wiki/Coordinate_system" text:style-name="Internet_20_link" text:visited-style-name="Visited_20_Internet_20_Link"><text:span text:style-name="T29">coordinate system</text:span></text:a><text:span text:style-name="T32">, in other words min(x), max(x), min(y), max(y). </text:span><text:span text:style-name="T33">For first-approximation spatial query</text:span></text:p>
      <text:p text:style-name="P27">ACTOR DATABASE SYSTEM</text:p>
      <text:p text:style-name="P9">The standard methodology to architect these applications is to segregate the server-side application logic across an application (or middle) tier and a data tier. Existing approaches can be classified across two extreme ends: (1) Architect the data tier as a dumb storage abstraction with the entire logic in the application tier; (2) Architect the application tier to be completely stateless using the database as a full-fledged programming enviroment with the entire data manipulation logic in the data tier.</text:p>
      <text:p text:style-name="P10"><text:soft-page-break/>The actor programming model has desirable primitives for concurrency and modularity [2]. By encapsulating state, providing single-threaded semantics for encapsulated state manipulation, and encouraging an asynchronous function-shipping programming paradigm, actors provide a general, modular and concurrent computational model. </text:p>
      <text:p text:style-name="P23"><text:span text:style-name="T66">F</text:span>ind all objects intersecting with a certain rectangle is called a<text:span text:style-name="T67"> range qu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ambria1" svg:font-family="Cambria" style:font-family-generic="roman"/>
    <style:font-face style:name="FreeSans2"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2"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13" style:display-name="ListLabel 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jælke-em" style:family="paragraph" style:default-outline-level="">
      <style:paragraph-properties fo:text-align="start" style:justify-single-word="false" fo:orphans="2" fo:widows="2" style:writing-mode="lr-tb"/>
      <style:text-properties fo:color="#f2f2f2" style:font-name="Cambria" fo:font-family="Cambria" style:font-family-generic="roman" style:font-pitch="variable" fo:font-size="8pt" fo:font-style="italic" style:font-name-asian="DejaVu Sans1" style:font-family-asian="'DejaVu Sans'" style:font-family-generic-asian="system" style:font-pitch-asian="variable" style:font-size-asian="8pt" style:font-style-asian="italic"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8pt" fo:font-style="italic" style:font-name-asian="DejaVu Sans1" style:font-family-asian="'DejaVu Sans'" style:font-family-generic-asian="system" style:font-pitch-asian="variable" style:font-size-asian="8pt" style:font-style-asian="italic" style:font-name-complex="Liberation Sans3"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font-weight="bold" style:font-name-asian="DejaVu Sans1" style:font-family-asian="'DejaVu Sans'" style:font-family-generic-asian="system" style:font-pitch-asian="variable" style:font-size-asian="11pt" style:font-weight-asian="bold" style:font-name-complex="Liberation Sans3" style:font-family-complex="'Liberation Sans'" style:font-family-generic-complex="system"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style:font-name="Arial" fo:font-family="Arial"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Quote_20_Char" style:display-name="Quote Char" style:family="paragraph" style:default-outline-level="">
      <style:paragraph-properties fo:text-align="start" style:justify-single-word="false" fo:orphans="2" fo:widows="2" style:writing-mode="lr-tb"/>
      <style:text-properties fo:color="#6e6e6e" style:font-name="Cambria" fo:font-family="Cambria" style:font-family-generic="roman" style:font-pitch="variable" fo:font-size="10pt" fo:font-style="italic" style:font-name-asian="DejaVu Sans1" style:font-family-asian="'DejaVu Sans'" style:font-family-generic-asian="system" style:font-pitch-asian="variable" style:font-size-asian="10pt" style:font-style-asian="italic" style:font-name-complex="Liberation Sans3" style:font-family-complex="'Liberation Sans'" style:font-family-generic-complex="system" style:font-pitch-complex="variable" style:font-size-complex="12pt"/>
    </style:style>
    <style:style style:name="Placeholder_20_Text" style:display-name="Placeholder Text"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cro_20_Text_20_Char" style:display-name="Macro Text Char" style:family="paragraph" style:default-outline-level="">
      <style:paragraph-properties fo:text-align="start" style:justify-single-word="false" fo:orphans="2" fo:widows="2" style:writing-mode="lr-tb"/>
      <style:text-properties style:font-name="Consolas" fo:font-family="Consola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etter-spacing="0.0035in" style:text-underline-style="solid" style:text-underline-width="auto" style:text-underline-color="font-color" fo:font-weight="bold"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Intense_20_Quote_20_Char" style:display-name="Intense Quote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fo:font-style="italic" fo:font-weight="bold" style:font-name-asian="DejaVu Sans1" style:font-family-asian="'DejaVu Sans'" style:font-family-generic-asian="system" style:font-pitch-asian="variable" style:font-size-asian="10pt" style:font-style-asian="italic" style:font-weight-asian="bold" style:font-name-complex="Liberation Sans3"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font-style="italic" fo:font-weight="bold" style:font-name-asian="DejaVu Sans1" style:font-family-asian="'DejaVu Sans'" style:font-family-generic-asian="system" style:font-pitch-asian="variable" style:font-size-asian="12pt" style:font-style-asian="italic" style:font-weight-asian="bold" style:font-name-complex="Liberation Sans3" style:font-family-complex="'Liberation Sans'" style:font-family-generic-complex="system" style:font-pitch-complex="variable" style:font-size-complex="12pt"/>
    </style:style>
    <style:style style:name="Footnote_20_Text_20_Char" style:display-name="Footnote Text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footnote_20_reference" style:display-name="footnote referenc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ndnote_20_Text_20_Char" style:display-name="Endnote Text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endnote_20_reference" style:display-name="endnote referenc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ocument_20_Map_20_Char" style:display-name="Document Map Ch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Comment_20_Subject_20_Char" style:display-name="Comment Subject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Comment_20_Text_20_Char" style:display-name="Comment Text Char" style:family="paragraph" style:default-outline-level="">
      <style:paragraph-properties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annotation_20_reference" style:display-name="annotation referenc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letter-spacing="0.0035in" fo:font-weight="bold"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alloon_20_Text_20_Char" style:display-name="Balloon Text Cha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line_20_number" style:display-name="line numb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Variable" style:display-name="HTML Variabl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HTML_20_Typewriter" style:display-name="HTML Typewriter"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Sample" style:display-name="HTML Sample"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Keyboard" style:display-name="HTML Keyboard"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Definition" style:display-name="HTML Defini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HTML_20_Code" style:display-name="HTML Code"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Cite" style:display-name="HTML Ci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HTML_20_Acronym" style:display-name="HTML Acronym"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8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page_20_number" style:display-name="page number" style:family="paragraph" style:default-outline-level="">
      <style:paragraph-properties fo:text-align="start" style:justify-single-word="false" fo:orphans="2" fo:widows="2" style:writing-mode="lr-tb"/>
      <style:text-properties style:font-name="Arial" fo:font-family="Arial" style:font-family-generic="roman" style:font-pitch="variable" fo:font-size="6.5pt" fo:letter-spacing="normal" style:font-name-asian="DejaVu Sans1" style:font-family-asian="'DejaVu Sans'" style:font-family-generic-asian="system" style:font-pitch-asian="variable" style:font-size-asian="6.5pt" style:font-name-complex="Liberation Sans3" style:font-family-complex="'Liberation Sans'" style:font-family-generic-complex="system" style:font-pitch-complex="variable" style:font-size-complex="12pt"/>
    </style:style>
    <style:style style:name="form-title" style:family="paragraph" style:default-outline-level="">
      <style:paragraph-properties style:line-height-at-least="0.139in" fo:text-align="start" style:justify-single-word="false" fo:orphans="2" fo:widows="2" style:writing-mode="lr-tb"/>
      <style:text-properties style:font-name="Arial" fo:font-family="Arial"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Bjælke1" style:family="paragraph" style:default-outline-level="">
      <style:paragraph-properties fo:margin-top="0.0492in" fo:margin-bottom="0.0492in" loext:contextual-spacing="false" style:line-height-at-least="0.139in" fo:text-align="start" style:justify-single-word="false" fo:orphans="2" fo:widows="2" style:writing-mode="lr-tb"/>
      <style:text-properties fo:color="#f2f2f2" style:font-name="Calibri" fo:font-family="Calibri" style:font-family-generic="roman" style:font-pitch="variable" fo:font-size="11pt" fo:font-weight="bold" style:font-name-asian="DejaVu Sans1" style:font-family-asian="'DejaVu Sans'" style:font-family-generic-asian="system" style:font-pitch-asian="variable" style:font-size-asian="11pt" style:font-weight-asian="bold" style:font-name-complex="Liberation Sans3"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5882in" fo:margin-bottom="0in" loext:contextual-spacing="false" style:line-height-at-least="0.139in" fo:text-align="start" style:justify-single-word="false" fo:orphans="2" fo:widows="2" style:writing-mode="lr-tb"/>
      <style:text-properties style:font-name="DejaVu Sans" fo:font-family="'DejaVu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toa_20_heading" style:display-name="toa heading" style:family="paragraph" style:default-outline-level="">
      <style:paragraph-properties fo:margin-top="0.1472in" fo:margin-bottom="0in" loext:contextual-spacing="false" style:line-height-at-least="0.139in" fo:text-align="start" style:justify-single-word="false" fo:orphans="2" fo:widows="2" style:writing-mode="lr-tb"/>
      <style:text-properties style:font-name="DejaVu Sans" fo:font-family="'DejaVu Sans'"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table_20_of_20_figures" style:display-name="table of figures"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table_20_of_20_authorities" style:display-name="table of authorities" style:family="paragraph" style:default-outline-level="">
      <style:paragraph-properties fo:margin-left="0.2937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Quote" style:family="paragraph" style:default-outline-level="">
      <style:paragraph-properties style:line-height-at-least="0.139in" fo:text-align="start" style:justify-single-word="false" fo:orphans="2" fo:widows="2" style:writing-mode="lr-tb"/>
      <style:text-properties fo:color="#6e6e6e" style:font-name="Cambria" fo:font-family="Cambria" style:font-family-generic="roman" style:font-pitch="variable" fo:font-size="10pt" fo:font-style="italic" style:font-name-asian="DejaVu Sans1" style:font-family-asian="'DejaVu Sans'" style:font-family-generic-asian="system" style:font-pitch-asian="variable" style:font-size-asian="10pt" style:font-style-asian="italic" style:font-name-complex="Liberation Sans3" style:font-family-complex="'Liberation Sans'" style:font-family-generic-complex="system" style:font-pitch-complex="variable" style:font-size-complex="12pt"/>
    </style:style>
    <style:style style:name="No_20_Spacing" style:display-name="No Spacing" style:family="paragraph" style:default-outline-level="">
      <style:paragraph-properties style:line-height-at-least="0.139in" fo:text-align="start" style:justify-single-word="false" fo:orphans="2" fo:widows="2" style:writing-mode="lr-tb"/>
      <style:text-properties fo:color="#000000" style:font-name="Times New Roman" fo:font-family="'Times New Roman'" style:font-family-generic="roman" style:font-pitch="variable" fo:font-size="10pt" style:letter-kerning="true"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macro" style:family="paragraph" style:default-outline-level="">
      <style:paragraph-properties style:line-height-at-least="0.139in" fo:text-align="start" style:justify-single-word="false" fo:orphans="2" fo:widows="2" style:writing-mode="lr-tb">
        <style:tab-stops>
          <style:tab-stop style:position="0.5882in"/>
          <style:tab-stop style:position="1.1756in"/>
          <style:tab-stop style:position="1.7638in"/>
          <style:tab-stop style:position="2.352in"/>
          <style:tab-stop style:position="2.9398in"/>
          <style:tab-stop style:position="3.528in"/>
          <style:tab-stop style:position="4.1161in"/>
          <style:tab-stop style:position="4.7035in"/>
          <style:tab-stop style:position="5.2917in"/>
        </style:tab-stops>
      </style:paragraph-properties>
      <style:text-properties fo:color="#000000" style:font-name="Times New Roman" fo:font-family="'Times New Roman'" style:font-family-generic="roman" style:font-pitch="variable" fo:font-size="10pt" style:letter-kerning="true"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Number" style:display-name="List Number" style:family="paragraph" style:default-outline-level="">
      <style:paragraph-properties fo:margin-top="0in" fo:margin-bottom="0in" loext:contextual-spacing="false"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Bullet" style:display-name="List Bullet" style:family="paragraph" style:default-outline-level="">
      <style:paragraph-properties fo:margin-top="0in" fo:margin-bottom="0in" loext:contextual-spacing="false"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1465in" fo:margin-right="1.1465in" fo:margin-top="0.2453in" fo:margin-bottom="0.3429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fo:font-style="italic" fo:font-weight="bold" style:font-name-asian="DejaVu Sans1" style:font-family-asian="'DejaVu Sans'" style:font-family-generic-asian="system" style:font-pitch-asian="variable" style:font-size-asian="10pt" style:font-style-asian="italic" style:font-weight-asian="bold" style:font-name-complex="Liberation Sans3" style:font-family-complex="'Liberation Sans'" style:font-family-generic-complex="system" style:font-pitch-complex="variable" style:font-size-complex="12pt"/>
    </style:style>
    <style:style style:name="index_20_heading" style:display-name="index heading" style:family="paragraph" style:default-outline-level="">
      <style:paragraph-properties style:line-height-at-least="0.139in" fo:text-align="start" style:justify-single-word="false" fo:orphans="2" fo:widows="2" style:writing-mode="lr-tb"/>
      <style:text-properties style:font-name="DejaVu Sans" fo:font-family="'DejaVu Sans'"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index_20_9" style:display-name="index 9" style:family="paragraph" style:default-outline-level="">
      <style:paragraph-properties fo:margin-left="2.6457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8" style:display-name="index 8" style:family="paragraph" style:default-outline-level="">
      <style:paragraph-properties fo:margin-left="2.352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7" style:display-name="index 7" style:family="paragraph" style:default-outline-level="">
      <style:paragraph-properties fo:margin-left="2.0575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6" style:display-name="index 6" style:family="paragraph" style:default-outline-level="">
      <style:paragraph-properties fo:margin-left="1.7638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5" style:display-name="index 5" style:family="paragraph" style:default-outline-level="">
      <style:paragraph-properties fo:margin-left="1.4701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4" style:display-name="index 4" style:family="paragraph" style:default-outline-level="">
      <style:paragraph-properties fo:margin-left="1.1756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3" style:display-name="index 3" style:family="paragraph" style:default-outline-level="">
      <style:paragraph-properties fo:margin-left="0.8819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2" style:display-name="index 2" style:family="paragraph" style:default-outline-level="">
      <style:paragraph-properties fo:margin-left="0.5882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index_20_1" style:display-name="index 1" style:family="paragraph" style:default-outline-level="">
      <style:paragraph-properties fo:margin-left="0.2937in" fo:margin-right="0in" style:line-height-at-least="0.139in" fo:text-align="start" style:justify-single-word="false" fo:orphans="2" fo:widows="2" fo:text-indent="-0.2937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footnote_20_text" style:display-name="footnote text"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endnote_20_text" style:display-name="endnote text"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ocument_20_Map" style:display-name="Document Map" style:family="paragraph" style:default-outline-level="">
      <style:paragraph-properties style:line-height-at-least="0.139in" fo:text-align="start" style:justify-single-word="false" fo:orphans="2" fo:widows="2" style:writing-mode="lr-tb"/>
      <style:text-properties style:font-name="Tahoma" fo:font-family="Tahom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annotation_20_subject" style:display-name="annotation subject"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annotation_20_text" style:display-name="annotation text"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caption" style:family="paragraph" style:default-outline-level="">
      <style:paragraph-properties fo:margin-top="0in" fo:margin-bottom="0.2453in" loext:contextual-spacing="false" style:line-height-at-least="0.139in" fo:text-align="start" style:justify-single-word="false" fo:orphans="2" fo:widows="2" style:writing-mode="lr-tb"/>
      <style:text-properties style:font-name="Cambria" fo:font-family="Cambria" style:font-family-generic="roman" style:font-pitch="variable" fo:font-size="9pt" fo:font-weight="bold" style:font-name-asian="DejaVu Sans1" style:font-family-asian="'DejaVu Sans'" style:font-family-generic-asian="system" style:font-pitch-asian="variable" style:font-size-asian="9pt" style:font-weight-asian="bold" style:font-name-complex="Liberation Sans3" style:font-family-complex="'Liberation Sans'" style:font-family-generic-complex="system" style:font-pitch-complex="variable" style:font-size-complex="12pt"/>
    </style:style>
    <style:style style:name="Bibliography"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Balloon_20_Text" style:display-name="Balloon Text" style:family="paragraph" style:default-outline-level="">
      <style:paragraph-properties style:line-height-at-least="0.139in" fo:text-align="start" style:justify-single-word="false" fo:orphans="2" fo:widows="2" style:writing-mode="lr-tb"/>
      <style:text-properties style:font-name="Tahoma" fo:font-family="Tahom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Afmelding" style:family="paragraph" style:default-outline-level="">
      <style:paragraph-properties style:line-height-at-least="0.139in" fo:text-align="start" style:justify-single-word="false" fo:orphans="2" fo:widows="2" style:writing-mode="lr-tb">
        <style:tab-stops>
          <style:tab-stop style:position="0.8689in"/>
        </style:tab-stops>
      </style:paragraph-properties>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Style_20_Normal_20_-_20_Afmelding_20__2b__20_billede" style:display-name="Style Normal - Afmelding + billede" style:family="paragraph" style:default-outline-level="">
      <style:paragraph-properties fo:margin-left="0in" fo:margin-right="0in" style:line-height-at-least="0.5181in" fo:text-align="start" style:justify-single-word="false" fo:orphans="2" fo:widows="2" fo:text-indent="0in" style:auto-text-indent="false" style:writing-mode="lr-tb"/>
      <style:text-properties fo:color="#000000" style:font-name="Times New Roman" fo:font-family="'Times New Roman'" style:font-family-generic="roman" style:font-pitch="variable" fo:font-size="10pt" style:letter-kerning="true"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ocument_20_heading" style:display-name="Document heading"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Dokument_20_Overskrift" style:display-name="Dokument Overskrift"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Date"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okument_20_afsnit" style:display-name="Dokument afsnit" style:family="paragraph" style:default-outline-level="">
      <style:paragraph-properties fo:margin-top="0.3673in" fo:margin-bottom="0in" loext:contextual-spacing="false" style:line-height-at-least="0.139in" fo:text-align="start" style:justify-single-word="false" fo:orphans="2" fo:widows="2" style:writing-mode="lr-tb"/>
      <style:text-properties style:font-name="Cambria" fo:font-family="Cambria" style:font-family-generic="roman" style:font-pitch="variable" fo:font-size="10pt" fo:font-weight="bold"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Normal_20_Indent" style:display-name="Normal Indent" style:family="paragraph" style:default-outline-level="">
      <style:paragraph-properties fo:margin-left="1.5972in" fo:margin-right="0in"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Message_20_Header" style:display-name="Message Header" style:family="paragraph" style:default-outline-level="">
      <style:paragraph-properties fo:margin-left="1.389in" fo:margin-right="0in" style:line-height-at-least="0.139in" fo:text-align="start" style:justify-single-word="false" fo:orphans="2" fo:widows="2" fo:text-indent="-1.389in" style:auto-text-indent="false" style:writing-mode="lr-tb"/>
      <style:text-properties style:font-name="Arial" fo:font-family="Arial"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Plain_20_Text" style:display-name="Plain Text" style:family="paragraph" style:default-outline-level="">
      <style:paragraph-properties style:line-height-at-least="0.139in"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Note_20_Heading" style:display-name="Note Heading"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Number_20_5" style:display-name="List Number 5"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Number_20_4" style:display-name="List Number 4"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Number_20_3" style:display-name="List Number 3"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Number_20_2" style:display-name="List Number 2"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Continue_20_5" style:display-name="List Continue 5" style:family="paragraph" style:default-outline-level="">
      <style:paragraph-properties fo:margin-left="1.7335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Continue_20_4" style:display-name="List Continue 4" style:family="paragraph" style:default-outline-level="">
      <style:paragraph-properties fo:margin-left="1.3866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Continue_20_3" style:display-name="List Continue 3" style:family="paragraph" style:default-outline-level="">
      <style:paragraph-properties fo:margin-left="1.0402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Continue_20_2" style:display-name="List Continue 2" style:family="paragraph" style:default-outline-level="">
      <style:paragraph-properties fo:margin-left="0.6929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Continue" style:display-name="List Continue" style:family="paragraph" style:default-outline-level="">
      <style:paragraph-properties fo:margin-left="0.3465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Bullet_20_5" style:display-name="List Bullet 5"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Bullet_20_4" style:display-name="List Bullet 4"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Bullet_20_3" style:display-name="List Bullet 3"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List_20_Bullet_20_2" style:display-name="List Bullet 2"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Preformatted" style:display-name="HTML Preformatted" style:family="paragraph" style:default-outline-level="">
      <style:paragraph-properties style:line-height-at-least="0.139in"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HTML_20_Address" style:display-name="HTML Address"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fo:font-style="italic" style:font-name-asian="DejaVu Sans1" style:font-family-asian="'DejaVu Sans'" style:font-family-generic-asian="system" style:font-pitch-asian="variable" style:font-size-asian="10pt" style:font-style-asian="italic" style:font-name-complex="Liberation Sans3" style:font-family-complex="'Liberation Sans'" style:font-family-generic-complex="system" style:font-pitch-complex="variable" style:font-size-complex="12pt"/>
    </style:style>
    <style:style style:name="envelope_20_return" style:display-name="envelope return" style:family="paragraph" style:default-outline-level="">
      <style:paragraph-properties style:line-height-at-least="0.139in" fo:text-align="start" style:justify-single-word="false" fo:orphans="2" fo:widows="2" style:writing-mode="lr-tb"/>
      <style:text-properties style:font-name="Arial" fo:font-family="Arial"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envelope_20_address" style:display-name="envelope address" style:family="paragraph" style:default-outline-level="">
      <style:paragraph-properties fo:margin-left="3.528in" fo:margin-right="0in" style:line-height-at-least="0.139in" fo:text-align="start" style:justify-single-word="false" fo:orphans="2" fo:widows="2" fo:text-indent="0in" style:auto-text-indent="false" style:writing-mode="lr-tb"/>
      <style:text-properties style:font-name="Arial" fo:font-family="Arial"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Template" style:family="paragraph" style:default-outline-level="">
      <style:paragraph-properties style:line-height-at-least="0.139in" fo:text-align="start" style:justify-single-word="false" fo:orphans="2" fo:widows="2" style:writing-mode="lr-tb"/>
      <style:text-properties fo:color="#000000" style:font-name="Times New Roman" fo:font-family="'Times New Roman'" style:font-family-generic="roman" style:font-pitch="variable" fo:font-size="10.5pt" style:letter-kerning="true" style:font-name-asian="DejaVu Sans1" style:font-family-asian="'DejaVu Sans'" style:font-family-generic-asian="system" style:font-pitch-asian="variable" style:font-size-asian="10.5pt" style:font-name-complex="Liberation Sans3" style:font-family-complex="'Liberation Sans'" style:font-family-generic-complex="system" style:font-pitch-complex="variable" style:font-size-complex="12pt"/>
    </style:style>
    <style:style style:name="E-mail_20_Signature" style:display-name="E-mail Signature" style:family="paragraph" style:default-outline-level="">
      <style:paragraph-properties style:line-height-at-least="0.139in"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Closing" style:family="paragraph" style:default-outline-level="">
      <style:paragraph-properties fo:margin-left="5.2083in" fo:margin-right="0in"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Body_20_Text_20_Indent_20_3" style:display-name="Body Text Indent 3" style:family="paragraph" style:default-outline-level="">
      <style:paragraph-properties fo:margin-left="0.3465in" fo:margin-right="0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Body_20_Text_20_Indent_20_2" style:display-name="Body Text Indent 2" style:family="paragraph" style:default-outline-level="">
      <style:paragraph-properties fo:margin-left="0.3465in" fo:margin-right="0in" fo:margin-top="0in" fo:margin-bottom="0.1472in" loext:contextual-spacing="false" fo:line-height="200%"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Body_20_Text_20_First_20_Indent_20_2" style:display-name="Body Text First Indent 2" style:family="paragraph" style:default-outline-level="">
      <style:paragraph-properties fo:margin-left="0.3465in" fo:margin-right="0in" fo:margin-top="0in" fo:margin-bottom="0.1472in" loext:contextual-spacing="false" style:line-height-at-least="0.139in" fo:text-align="start" style:justify-single-word="false" fo:orphans="2" fo:widows="2" fo:text-indent="0.2571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Body_20_Text_20_3" style:display-name="Body Text 3" style:family="paragraph" style:default-outline-level="">
      <style:paragraph-properties fo:margin-top="0in" fo:margin-bottom="0.1472in" loext:contextual-spacing="false" style:line-height-at-least="0.139in" fo:text-align="start" style:justify-single-word="false" fo:orphans="2" fo:widows="2" style:writing-mode="lr-tb"/>
      <style:text-properties style:font-name="Cambria" fo:font-family="Cambria" style:font-family-generic="roman" style:font-pitch="variable" fo:font-size="8pt" style:font-name-asian="DejaVu Sans1" style:font-family-asian="'DejaVu Sans'" style:font-family-generic-asian="system" style:font-pitch-asian="variable" style:font-size-asian="8pt" style:font-name-complex="Liberation Sans3" style:font-family-complex="'Liberation Sans'" style:font-family-generic-complex="system" style:font-pitch-complex="variable" style:font-size-complex="12pt"/>
    </style:style>
    <style:style style:name="Body_20_Text_20_2" style:display-name="Body Text 2" style:family="paragraph" style:default-outline-level="">
      <style:paragraph-properties fo:margin-top="0in" fo:margin-bottom="0.1472in" loext:contextual-spacing="false" fo:line-height="200%" fo:text-align="start" style:justify-single-word="false" fo:orphans="2" fo:widows="2"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Block_20_Text" style:display-name="Block Text" style:family="paragraph" style:default-outline-level="">
      <style:paragraph-properties fo:margin-left="1.7638in" fo:margin-right="1.7638in" fo:margin-top="0in" fo:margin-bottom="0.1472in" loext:contextual-spacing="false" style:line-height-at-least="0.139in" fo:text-align="start" style:justify-single-word="false" fo:orphans="2" fo:widows="2" fo:text-indent="0in" style:auto-text-indent="false" style:writing-mode="lr-tb"/>
      <style:text-properties style:font-name="Cambria" fo:font-family="Cambria" style:font-family-generic="roman" style:font-pitch="variable" fo:font-size="10pt"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okumenttyp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letter-spacing="0.028in" fo:font-weight="bold" style:letter-kerning="true" style:font-name-asian="DejaVu Sans1" style:font-family-asian="'DejaVu Sans'" style:font-family-generic-asian="system" style:font-pitch-asian="variable" style:font-size-asian="10pt" style:font-weight-asian="bold" style:font-name-complex="Liberation Sans3" style:font-family-complex="'Liberation Sans'" style:font-family-generic-complex="system" style:font-pitch-complex="variable" style:font-size-complex="12pt"/>
    </style:style>
    <style:style style:name="Template_20_-_20_Afsender_20_info" style:display-name="Template - Afsender info"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7pt" style:letter-kerning="true" style:font-name-asian="DejaVu Sans1" style:font-family-asian="'DejaVu Sans'" style:font-family-generic-asian="system" style:font-pitch-asian="variable" style:font-size-asian="7pt" style:font-name-complex="Liberation Sans3" style:font-family-complex="'Liberation Sans'" style:font-family-generic-complex="system" style:font-pitch-complex="variable" style:font-size-complex="12pt"/>
    </style:style>
    <style:style style:name="Template_20_-_20_sti" style:display-name="Template - sti" style:family="paragraph" style:default-outline-level="">
      <style:paragraph-properties style:line-height-at-least="0.4327in" fo:text-align="start" style:justify-single-word="false" fo:orphans="2" fo:widows="2" style:writing-mode="lr-tb"/>
      <style:text-properties style:font-name="Arial" fo:font-family="Arial" style:font-family-generic="roman" style:font-pitch="variable" fo:font-size="5.5pt" style:font-name-asian="DejaVu Sans1" style:font-family-asian="'DejaVu Sans'" style:font-family-generic-asian="system" style:font-pitch-asian="variable" style:font-size-asian="5.5pt" style:font-name-complex="Liberation Sans3" style:font-family-complex="'Liberation Sans'" style:font-family-generic-complex="system" style:font-pitch-complex="variable" style:font-size-complex="12pt"/>
    </style:style>
    <style:style style:name="Template-_20_Afsender_20_info_20_All_20_caps" style:display-name="Template- Afsender info All caps" style:family="paragraph" style:default-outline-level="">
      <style:paragraph-properties fo:text-align="start" style:justify-single-word="false" fo:orphans="2" fo:widows="2" style:writing-mode="lr-tb">
        <style:tab-stops>
          <style:tab-stop style:position="0.5902in"/>
        </style:tab-stops>
      </style:paragraph-properties>
      <style:text-properties style:font-name="Arial" fo:font-family="Arial" style:font-family-generic="roman" style:font-pitch="variable" fo:font-size="7pt" fo:font-weight="normal" style:font-name-asian="DejaVu Sans1" style:font-family-asian="'DejaVu Sans'" style:font-family-generic-asian="system" style:font-pitch-asian="variable" style:font-size-asian="7pt" style:font-weight-asian="normal" style:font-name-complex="Liberation Sans3" style:font-family-complex="'Liberation Sans'" style:font-family-generic-complex="system" style:font-pitch-complex="variable" style:font-size-complex="12pt"/>
    </style:style>
    <style:style style:name="Template_20_-_20_Afsender_20_kontor" style:display-name="Template - Afsender kontor"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7pt" fo:font-weight="bold" style:letter-kerning="true" style:font-name-asian="DejaVu Sans1" style:font-family-asian="'DejaVu Sans'" style:font-family-generic-asian="system" style:font-pitch-asian="variable" style:font-size-asian="7pt" style:font-weight-asian="bold" style:font-name-complex="Liberation Sans3" style:font-family-complex="'Liberation Sans'" style:font-family-generic-complex="system" style:font-pitch-complex="variable" style:font-size-complex="12pt"/>
    </style:style>
    <style:style style:name="Dokument_20_Dato" style:display-name="Dokument Dato"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7pt" style:letter-kerning="true" style:font-name-asian="DejaVu Sans1" style:font-family-asian="'DejaVu Sans'" style:font-family-generic-asian="system" style:font-pitch-asian="variable" style:font-size-asian="7pt" style:font-name-complex="Liberation Sans3" style:font-family-complex="'Liberation Sans'" style:font-family-generic-complex="system" style:font-pitch-complex="variable" style:font-size-complex="12pt"/>
    </style:style>
    <style:style style:name="Template_20_-Hoved_20_1a" style:display-name="Template -Hoved 1a" style:family="paragraph" style:default-outline-level="">
      <style:paragraph-properties style:line-height-at-least="0.1957in" fo:text-align="start" style:justify-single-word="false" fo:orphans="2" fo:widows="2" style:writing-mode="lr-tb"/>
      <style:text-properties fo:color="#000000" style:font-name="Times New Roman" fo:font-family="'Times New Roman'" style:font-family-generic="roman" style:font-pitch="variable" fo:font-size="6pt" fo:letter-spacing="0.0291in" style:letter-kerning="true" style:font-name-asian="DejaVu Sans1" style:font-family-asian="'DejaVu Sans'" style:font-family-generic-asian="system" style:font-pitch-asian="variable" style:font-size-asian="6pt" style:font-name-complex="Liberation Sans3" style:font-family-complex="'Liberation Sans'" style:font-family-generic-complex="system" style:font-pitch-complex="variable" style:font-size-complex="12pt"/>
    </style:style>
    <style:style style:name="Template_20_-_20_Hoved_20_2" style:display-name="Template - Hoved 2" style:family="paragraph" style:default-outline-level="">
      <style:paragraph-properties style:line-height-at-least="0.3429in" fo:text-align="start" style:justify-single-word="false" fo:orphans="2" fo:widows="2" style:writing-mode="lr-tb"/>
      <style:text-properties fo:color="#000000" style:font-name="Times New Roman" fo:font-family="'Times New Roman'" style:font-family-generic="roman" style:font-pitch="variable" fo:font-size="10pt" fo:letter-spacing="0.0291in" style:letter-kerning="true" style:font-name-asian="DejaVu Sans1"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Template_20_-_20_Hoved_20_1" style:display-name="Template - Hoved 1" style:family="paragraph" style:default-outline-level="">
      <style:paragraph-properties style:line-height-at-least="0.3673in" fo:text-align="start" style:justify-single-word="false" fo:orphans="2" fo:widows="2" style:writing-mode="lr-tb"/>
      <style:text-properties fo:color="#000000" style:font-name="Times New Roman" fo:font-family="'Times New Roman'" style:font-family-generic="roman" style:font-pitch="variable" fo:font-size="11pt" fo:letter-spacing="0.0291in" style:letter-kerning="true" style:font-name-asian="DejaVu Sans1" style:font-family-asian="'DejaVu Sans'" style:font-family-generic-asian="system" style:font-pitch-asian="variable" style:font-size-asian="11pt" style:font-name-complex="Liberation Sans3"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Page_20_Number1" style:display-name="Page Number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llowedHyperlink1" style:family="paragraph" style:default-outline-level="">
      <style:paragraph-properties fo:text-align="start" style:justify-single-word="false" fo:orphans="2" fo:widows="2" style:writing-mode="lr-tb"/>
      <style:text-properties fo:color="#800080" style:font-name="Liberation Sans1" fo:font-family="'Liberation Sans', Arial" style:font-family-generic="roman" style:font-pitch="variable" fo:font-size="12pt" style:text-underline-style="solid" style:text-underline-width="auto" style:text-underline-color="font-color"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Acronym1" style:display-name="HTML Acronym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Cite1" style:display-name="HTML Cit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style:letter-kerning="true"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HTML_20_Code1" style:display-name="HTML Cod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Definition1" style:display-name="HTML Definition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style:letter-kerning="true"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HTML_20_Keyboard1" style:display-name="HTML Keyboard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Sample1" style:display-name="HTML Sampl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Typewriter1" style:display-name="HTML Typewriter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TML_20_Variable1" style:display-name="HTML Variabl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style:letter-kerning="true"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Line_20_Number1" style:display-name="Line Number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rong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weight="bold" style:letter-kerning="true"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ook_20_Title1" style:display-name="Book Titl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letter-spacing="0.0035in" fo:font-weight="bold" style:letter-kerning="true"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Comment_20_Reference1" style:display-name="Comment Referenc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ndnote_20_Reference1" style:display-name="Endnote Referenc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Reference1" style:display-name="Footnote Referenc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nse_20_Emphasis1" style:display-name="Intense Emphasis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fo:font-weight="bold" style:letter-kerning="true" style:font-name-asian="DejaVu Sans1" style:font-family-asian="'DejaVu Sans'" style:font-family-generic-asian="system" style:font-pitch-asian="variable" style:font-size-asian="12pt" style:font-style-asian="italic" style:font-weight-asian="bold" style:font-name-complex="Liberation Sans3" style:font-family-complex="'Liberation Sans'" style:font-family-generic-complex="system" style:font-pitch-complex="variable" style:font-size-complex="12pt"/>
    </style:style>
    <style:style style:name="Intense_20_Reference1" style:display-name="Intense Referenc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letter-spacing="0.0035in" style:text-underline-style="solid" style:text-underline-width="auto" style:text-underline-color="font-color" fo:font-weight="bold" style:letter-kerning="true"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Placeholder_20_Text1" style:display-name="Placeholder Text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ubtle_20_Emphasis1" style:display-name="Subtle Emphasis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style:letter-kerning="true"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ubtle_20_Reference1" style:display-name="Subtle Reference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text-underline-style="solid" style:text-underline-width="auto" style:text-underline-color="font-color"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1" style:family="paragraph" style:default-outline-level="">
      <style:paragraph-properties fo:text-align="start" style:justify-single-word="false" fo:orphans="2" fo:widows="2" style:writing-mode="lr-tb"/>
      <style:text-properties fo:color="#00000a" style:font-name="Liberation Sans1" fo:font-family="'Liberation Sans', Arial" style:font-family-generic="roman" style:font-pitch="variable" fo:font-size="12pt" fo:font-style="italic" style:letter-kerning="true" style:font-name-asian="DejaVu Sans1"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Brugerguide_7e_LT_7e_Gliederung_20_1" style:display-name="Brugerguid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Brugerguide_7e_LT_7e_Gliederung_20_2" style:display-name="Brugerguide~LT~Gliederung 2" style:family="paragraph" style:parent-style-name="Brugerguide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rugerguide_7e_LT_7e_Gliederung_20_3" style:display-name="Brugerguide~LT~Gliederung 3" style:family="paragraph" style:parent-style-name="Brugerguide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rugerguide_7e_LT_7e_Gliederung_20_4" style:display-name="Brugerguide~LT~Gliederung 4" style:family="paragraph" style:parent-style-name="Brugerguid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Brugerguide_7e_LT_7e_Gliederung_20_5" style:display-name="Brugerguide~LT~Gliederung 5" style:family="paragraph" style:parent-style-name="Brugerguid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Brugerguide_7e_LT_7e_Gliederung_20_6" style:display-name="Brugerguide~LT~Gliederung 6" style:family="paragraph" style:parent-style-name="Brugerguid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Brugerguide_7e_LT_7e_Gliederung_20_7" style:display-name="Brugerguide~LT~Gliederung 7" style:family="paragraph" style:parent-style-name="Brugerguid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Brugerguide_7e_LT_7e_Gliederung_20_8" style:display-name="Brugerguide~LT~Gliederung 8" style:family="paragraph" style:parent-style-name="Brugerguid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Brugerguide_7e_LT_7e_Gliederung_20_9" style:display-name="Brugerguide~LT~Gliederung 9" style:family="paragraph" style:parent-style-name="Brugerguid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Brugerguide_7e_LT_7e_Titel" style:display-name="Brugergu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Brugerguide_7e_LT_7e_Untertitel" style:display-name="Brugergu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rugerguide_7e_LT_7e_Notizen" style:display-name="Brugergu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rugerguide_7e_LT_7e_Hintergrundobjekte" style:display-name="Brugergu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rugerguide_7e_LT_7e_Hintergrund" style:display-name="Brugergu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stor_20_venstre_7e_LT_7e_Gliederung_20_1" style:display-name="Titel billede stor venstr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venstre_7e_LT_7e_Gliederung_20_2" style:display-name="Titel billede stor venstre~LT~Gliederung 2" style:family="paragraph" style:parent-style-name="Titel_20_billede_20_stor_20_venstre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stor_20_venstre_7e_LT_7e_Gliederung_20_3" style:display-name="Titel billede stor venstre~LT~Gliederung 3" style:family="paragraph" style:parent-style-name="Titel_20_billede_20_stor_20_venstre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stor_20_venstre_7e_LT_7e_Gliederung_20_4" style:display-name="Titel billede stor venstre~LT~Gliederung 4" style:family="paragraph" style:parent-style-name="Titel_20_billede_20_stor_20_venstr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billede_20_stor_20_venstre_7e_LT_7e_Gliederung_20_5" style:display-name="Titel billede stor venstre~LT~Gliederung 5" style:family="paragraph" style:parent-style-name="Titel_20_billede_20_stor_20_venstr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venstre_7e_LT_7e_Gliederung_20_6" style:display-name="Titel billede stor venstre~LT~Gliederung 6" style:family="paragraph" style:parent-style-name="Titel_20_billede_20_stor_20_venstr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venstre_7e_LT_7e_Gliederung_20_7" style:display-name="Titel billede stor venstre~LT~Gliederung 7" style:family="paragraph" style:parent-style-name="Titel_20_billede_20_stor_20_venstr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venstre_7e_LT_7e_Gliederung_20_8" style:display-name="Titel billede stor venstre~LT~Gliederung 8" style:family="paragraph" style:parent-style-name="Titel_20_billede_20_stor_20_venstr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venstre_7e_LT_7e_Gliederung_20_9" style:display-name="Titel billede stor venstre~LT~Gliederung 9" style:family="paragraph" style:parent-style-name="Titel_20_billede_20_stor_20_venstr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venstre_7e_LT_7e_Titel" style:display-name="Titel billede stor venstr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venstre_7e_LT_7e_Untertitel" style:display-name="Titel billede stor venstr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venstre_7e_LT_7e_Notizen" style:display-name="Titel billede stor venstr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venstre_7e_LT_7e_Hintergrundobjekte" style:display-name="Titel billede stor vens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stor_20_venstre_7e_LT_7e_Hintergrund" style:display-name="Titel billede stor vens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lille_20_venstre_20__7e_LT_7e_Gliederung_20_1" style:display-name="Titel billede lille venstr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venstre_20__7e_LT_7e_Gliederung_20_2" style:display-name="Titel billede lille venstre ~LT~Gliederung 2" style:family="paragraph" style:parent-style-name="Titel_20_billede_20_lille_20_venstr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lille_20_venstre_20__7e_LT_7e_Gliederung_20_3" style:display-name="Titel billede lille venstre ~LT~Gliederung 3" style:family="paragraph" style:parent-style-name="Titel_20_billede_20_lille_20_venstr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lille_20_venstre_20__7e_LT_7e_Gliederung_20_4" style:display-name="Titel billede lille venstre ~LT~Gliederung 4" style:family="paragraph" style:parent-style-name="Titel_20_billede_20_lille_20_venstr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billede_20_lille_20_venstre_20__7e_LT_7e_Gliederung_20_5" style:display-name="Titel billede lille venstre ~LT~Gliederung 5" style:family="paragraph" style:parent-style-name="Titel_20_billede_20_lille_20_venstr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venstre_20__7e_LT_7e_Gliederung_20_6" style:display-name="Titel billede lille venstre ~LT~Gliederung 6" style:family="paragraph" style:parent-style-name="Titel_20_billede_20_lille_20_venstr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venstre_20__7e_LT_7e_Gliederung_20_7" style:display-name="Titel billede lille venstre ~LT~Gliederung 7" style:family="paragraph" style:parent-style-name="Titel_20_billede_20_lille_20_venstr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venstre_20__7e_LT_7e_Gliederung_20_8" style:display-name="Titel billede lille venstre ~LT~Gliederung 8" style:family="paragraph" style:parent-style-name="Titel_20_billede_20_lille_20_venstr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venstre_20__7e_LT_7e_Gliederung_20_9" style:display-name="Titel billede lille venstre ~LT~Gliederung 9" style:family="paragraph" style:parent-style-name="Titel_20_billede_20_lille_20_venstr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venstre_20__7e_LT_7e_Titel" style:display-name="Titel billede lille venstr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venstre_20__7e_LT_7e_Untertitel" style:display-name="Titel billede lille venstr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venstre_20__7e_LT_7e_Notizen" style:display-name="Titel billede lille venstr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venstre_20__7e_LT_7e_Hintergrundobjekte" style:display-name="Titel billede lille venstr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lille_20_venstre_20__7e_LT_7e_Hintergrund" style:display-name="Titel billede lille venstr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stor_20_højre_20__7e_LT_7e_Gliederung_20_1" style:display-name="Titel billede stor højr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højre_20__7e_LT_7e_Gliederung_20_2" style:display-name="Titel billede stor højre ~LT~Gliederung 2" style:family="paragraph" style:parent-style-name="Titel_20_billede_20_stor_20_højr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stor_20_højre_20__7e_LT_7e_Gliederung_20_3" style:display-name="Titel billede stor højre ~LT~Gliederung 3" style:family="paragraph" style:parent-style-name="Titel_20_billede_20_stor_20_højr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stor_20_højre_20__7e_LT_7e_Gliederung_20_4" style:display-name="Titel billede stor højre ~LT~Gliederung 4" style:family="paragraph" style:parent-style-name="Titel_20_billede_20_stor_20_højr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billede_20_stor_20_højre_20__7e_LT_7e_Gliederung_20_5" style:display-name="Titel billede stor højre ~LT~Gliederung 5" style:family="paragraph" style:parent-style-name="Titel_20_billede_20_stor_20_højr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højre_20__7e_LT_7e_Gliederung_20_6" style:display-name="Titel billede stor højre ~LT~Gliederung 6" style:family="paragraph" style:parent-style-name="Titel_20_billede_20_stor_20_højr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højre_20__7e_LT_7e_Gliederung_20_7" style:display-name="Titel billede stor højre ~LT~Gliederung 7" style:family="paragraph" style:parent-style-name="Titel_20_billede_20_stor_20_højr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højre_20__7e_LT_7e_Gliederung_20_8" style:display-name="Titel billede stor højre ~LT~Gliederung 8" style:family="paragraph" style:parent-style-name="Titel_20_billede_20_stor_20_højr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højre_20__7e_LT_7e_Gliederung_20_9" style:display-name="Titel billede stor højre ~LT~Gliederung 9" style:family="paragraph" style:parent-style-name="Titel_20_billede_20_stor_20_højr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stor_20_højre_20__7e_LT_7e_Titel" style:display-name="Titel billede stor højr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højre_20__7e_LT_7e_Untertitel" style:display-name="Titel billede stor højr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højre_20__7e_LT_7e_Notizen" style:display-name="Titel billede stor højr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stor_20_højre_20__7e_LT_7e_Hintergrundobjekte" style:display-name="Titel billede stor højr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stor_20_højre_20__7e_LT_7e_Hintergrund" style:display-name="Titel billede stor højr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lille_20_højre_7e_LT_7e_Gliederung_20_1" style:display-name="Titel billede lille højr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højre_7e_LT_7e_Gliederung_20_2" style:display-name="Titel billede lille højre~LT~Gliederung 2" style:family="paragraph" style:parent-style-name="Titel_20_billede_20_lille_20_højre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lille_20_højre_7e_LT_7e_Gliederung_20_3" style:display-name="Titel billede lille højre~LT~Gliederung 3" style:family="paragraph" style:parent-style-name="Titel_20_billede_20_lille_20_højre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billede_20_lille_20_højre_7e_LT_7e_Gliederung_20_4" style:display-name="Titel billede lille højre~LT~Gliederung 4" style:family="paragraph" style:parent-style-name="Titel_20_billede_20_lille_20_højr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billede_20_lille_20_højre_7e_LT_7e_Gliederung_20_5" style:display-name="Titel billede lille højre~LT~Gliederung 5" style:family="paragraph" style:parent-style-name="Titel_20_billede_20_lille_20_højr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højre_7e_LT_7e_Gliederung_20_6" style:display-name="Titel billede lille højre~LT~Gliederung 6" style:family="paragraph" style:parent-style-name="Titel_20_billede_20_lille_20_højr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højre_7e_LT_7e_Gliederung_20_7" style:display-name="Titel billede lille højre~LT~Gliederung 7" style:family="paragraph" style:parent-style-name="Titel_20_billede_20_lille_20_højr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højre_7e_LT_7e_Gliederung_20_8" style:display-name="Titel billede lille højre~LT~Gliederung 8" style:family="paragraph" style:parent-style-name="Titel_20_billede_20_lille_20_højr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højre_7e_LT_7e_Gliederung_20_9" style:display-name="Titel billede lille højre~LT~Gliederung 9" style:family="paragraph" style:parent-style-name="Titel_20_billede_20_lille_20_højr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billede_20_lille_20_højre_7e_LT_7e_Titel" style:display-name="Titel billede lille højr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højre_7e_LT_7e_Untertitel" style:display-name="Titel billede lille højr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højre_7e_LT_7e_Notizen" style:display-name="Titel billede lille højr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billede_20_lille_20_højre_7e_LT_7e_Hintergrundobjekte" style:display-name="Titel billede lille høj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billede_20_lille_20_højre_7e_LT_7e_Hintergrund" style:display-name="Titel billede lille høj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segl_20_stor_20__7e_LT_7e_Gliederung_20_1" style:display-name="Titel segl stor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stor_20__7e_LT_7e_Gliederung_20_2" style:display-name="Titel segl stor ~LT~Gliederung 2" style:family="paragraph" style:parent-style-name="Titel_20_segl_20_stor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segl_20_stor_20__7e_LT_7e_Gliederung_20_3" style:display-name="Titel segl stor ~LT~Gliederung 3" style:family="paragraph" style:parent-style-name="Titel_20_segl_20_stor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segl_20_stor_20__7e_LT_7e_Gliederung_20_4" style:display-name="Titel segl stor ~LT~Gliederung 4" style:family="paragraph" style:parent-style-name="Titel_20_segl_20_stor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segl_20_stor_20__7e_LT_7e_Gliederung_20_5" style:display-name="Titel segl stor ~LT~Gliederung 5" style:family="paragraph" style:parent-style-name="Titel_20_segl_20_stor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stor_20__7e_LT_7e_Gliederung_20_6" style:display-name="Titel segl stor ~LT~Gliederung 6" style:family="paragraph" style:parent-style-name="Titel_20_segl_20_stor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stor_20__7e_LT_7e_Gliederung_20_7" style:display-name="Titel segl stor ~LT~Gliederung 7" style:family="paragraph" style:parent-style-name="Titel_20_segl_20_stor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stor_20__7e_LT_7e_Gliederung_20_8" style:display-name="Titel segl stor ~LT~Gliederung 8" style:family="paragraph" style:parent-style-name="Titel_20_segl_20_stor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stor_20__7e_LT_7e_Gliederung_20_9" style:display-name="Titel segl stor ~LT~Gliederung 9" style:family="paragraph" style:parent-style-name="Titel_20_segl_20_stor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stor_20__7e_LT_7e_Titel" style:display-name="Titel segl stor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stor_20__7e_LT_7e_Untertitel" style:display-name="Titel segl stor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stor_20__7e_LT_7e_Notizen" style:display-name="Titel segl stor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stor_20__7e_LT_7e_Hintergrundobjekte" style:display-name="Titel segl stor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segl_20_stor_20__7e_LT_7e_Hintergrund" style:display-name="Titel segl stor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segl_20_lille_20__7e_LT_7e_Gliederung_20_1" style:display-name="Titel segl lill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lille_20__7e_LT_7e_Gliederung_20_2" style:display-name="Titel segl lille ~LT~Gliederung 2" style:family="paragraph" style:parent-style-name="Titel_20_segl_20_lill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segl_20_lille_20__7e_LT_7e_Gliederung_20_3" style:display-name="Titel segl lille ~LT~Gliederung 3" style:family="paragraph" style:parent-style-name="Titel_20_segl_20_lill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segl_20_lille_20__7e_LT_7e_Gliederung_20_4" style:display-name="Titel segl lille ~LT~Gliederung 4" style:family="paragraph" style:parent-style-name="Titel_20_segl_20_lill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segl_20_lille_20__7e_LT_7e_Gliederung_20_5" style:display-name="Titel segl lille ~LT~Gliederung 5" style:family="paragraph" style:parent-style-name="Titel_20_segl_20_lill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lille_20__7e_LT_7e_Gliederung_20_6" style:display-name="Titel segl lille ~LT~Gliederung 6" style:family="paragraph" style:parent-style-name="Titel_20_segl_20_lill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lille_20__7e_LT_7e_Gliederung_20_7" style:display-name="Titel segl lille ~LT~Gliederung 7" style:family="paragraph" style:parent-style-name="Titel_20_segl_20_lill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lille_20__7e_LT_7e_Gliederung_20_8" style:display-name="Titel segl lille ~LT~Gliederung 8" style:family="paragraph" style:parent-style-name="Titel_20_segl_20_lill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lille_20__7e_LT_7e_Gliederung_20_9" style:display-name="Titel segl lille ~LT~Gliederung 9" style:family="paragraph" style:parent-style-name="Titel_20_segl_20_lill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segl_20_lille_20__7e_LT_7e_Titel" style:display-name="Titel segl lill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lille_20__7e_LT_7e_Untertitel" style:display-name="Titel segl lill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lille_20__7e_LT_7e_Notizen" style:display-name="Titel segl lill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segl_20_lille_20__7e_LT_7e_Hintergrundobjekte" style:display-name="Titel segl lill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segl_20_lille_20__7e_LT_7e_Hintergrund" style:display-name="Titel segl lill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indholdsobjekt_7e_LT_7e_Gliederung_20_1" style:display-name="Titel og indholdsobjek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indholdsobjekt_7e_LT_7e_Gliederung_20_2" style:display-name="Titel og indholdsobjekt~LT~Gliederung 2" style:family="paragraph" style:parent-style-name="Titel_20_og_20_indholdsobjekt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indholdsobjekt_7e_LT_7e_Gliederung_20_3" style:display-name="Titel og indholdsobjekt~LT~Gliederung 3" style:family="paragraph" style:parent-style-name="Titel_20_og_20_indholdsobjekt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indholdsobjekt_7e_LT_7e_Gliederung_20_4" style:display-name="Titel og indholdsobjekt~LT~Gliederung 4" style:family="paragraph" style:parent-style-name="Titel_20_og_20_indholdsobjek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og_20_indholdsobjekt_7e_LT_7e_Gliederung_20_5" style:display-name="Titel og indholdsobjekt~LT~Gliederung 5" style:family="paragraph" style:parent-style-name="Titel_20_og_20_indholdsobjek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indholdsobjekt_7e_LT_7e_Gliederung_20_6" style:display-name="Titel og indholdsobjekt~LT~Gliederung 6" style:family="paragraph" style:parent-style-name="Titel_20_og_20_indholdsobjek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indholdsobjekt_7e_LT_7e_Gliederung_20_7" style:display-name="Titel og indholdsobjekt~LT~Gliederung 7" style:family="paragraph" style:parent-style-name="Titel_20_og_20_indholdsobjek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indholdsobjekt_7e_LT_7e_Gliederung_20_8" style:display-name="Titel og indholdsobjekt~LT~Gliederung 8" style:family="paragraph" style:parent-style-name="Titel_20_og_20_indholdsobjek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indholdsobjekt_7e_LT_7e_Gliederung_20_9" style:display-name="Titel og indholdsobjekt~LT~Gliederung 9" style:family="paragraph" style:parent-style-name="Titel_20_og_20_indholdsobjek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indholdsobjekt_7e_LT_7e_Titel" style:display-name="Titel og indholdsobjek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indholdsobjekt_7e_LT_7e_Untertitel" style:display-name="Titel og indholdsobjek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indholdsobjekt_7e_LT_7e_Notizen" style:display-name="Titel og indholdsobjek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indholdsobjekt_7e_LT_7e_Hintergrundobjekte" style:display-name="Titel og indholdsobjek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indholdsobjekt_7e_LT_7e_Hintergrund" style:display-name="Titel og indholdsobjek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to_20_indholdsobjekter_20__7e_LT_7e_Gliederung_20_1" style:display-name="Titel og to indholdsobjekter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to_20_indholdsobjekter_20__7e_LT_7e_Gliederung_20_2" style:display-name="Titel og to indholdsobjekter ~LT~Gliederung 2" style:family="paragraph" style:parent-style-name="Titel_20_og_20_to_20_indholdsobjekter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to_20_indholdsobjekter_20__7e_LT_7e_Gliederung_20_3" style:display-name="Titel og to indholdsobjekter ~LT~Gliederung 3" style:family="paragraph" style:parent-style-name="Titel_20_og_20_to_20_indholdsobjekter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to_20_indholdsobjekter_20__7e_LT_7e_Gliederung_20_4" style:display-name="Titel og to indholdsobjekter ~LT~Gliederung 4" style:family="paragraph" style:parent-style-name="Titel_20_og_20_to_20_indholdsobjekter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og_20_to_20_indholdsobjekter_20__7e_LT_7e_Gliederung_20_5" style:display-name="Titel og to indholdsobjekter ~LT~Gliederung 5" style:family="paragraph" style:parent-style-name="Titel_20_og_20_to_20_indholdsobjekter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to_20_indholdsobjekter_20__7e_LT_7e_Gliederung_20_6" style:display-name="Titel og to indholdsobjekter ~LT~Gliederung 6" style:family="paragraph" style:parent-style-name="Titel_20_og_20_to_20_indholdsobjekter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to_20_indholdsobjekter_20__7e_LT_7e_Gliederung_20_7" style:display-name="Titel og to indholdsobjekter ~LT~Gliederung 7" style:family="paragraph" style:parent-style-name="Titel_20_og_20_to_20_indholdsobjekter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to_20_indholdsobjekter_20__7e_LT_7e_Gliederung_20_8" style:display-name="Titel og to indholdsobjekter ~LT~Gliederung 8" style:family="paragraph" style:parent-style-name="Titel_20_og_20_to_20_indholdsobjekter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to_20_indholdsobjekter_20__7e_LT_7e_Gliederung_20_9" style:display-name="Titel og to indholdsobjekter ~LT~Gliederung 9" style:family="paragraph" style:parent-style-name="Titel_20_og_20_to_20_indholdsobjekter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to_20_indholdsobjekter_20__7e_LT_7e_Titel" style:display-name="Titel og to indholdsobjekter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to_20_indholdsobjekter_20__7e_LT_7e_Untertitel" style:display-name="Titel og to indholdsobjekter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to_20_indholdsobjekter_20__7e_LT_7e_Notizen" style:display-name="Titel og to indholdsobjekter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to_20_indholdsobjekter_20__7e_LT_7e_Hintergrundobjekte" style:display-name="Titel og to indholdsobjekter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to_20_indholdsobjekter_20__7e_LT_7e_Hintergrund" style:display-name="Titel og to indholdsobjekter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c__20_indhold_20_og_20_billede_7e_LT_7e_Gliederung_20_1" style:display-name="Titel, indhold og billed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c__20_indhold_20_og_20_billede_7e_LT_7e_Gliederung_20_2" style:display-name="Titel, indhold og billede~LT~Gliederung 2" style:family="paragraph" style:parent-style-name="Titel_2c__20_indhold_20_og_20_billede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c__20_indhold_20_og_20_billede_7e_LT_7e_Gliederung_20_3" style:display-name="Titel, indhold og billede~LT~Gliederung 3" style:family="paragraph" style:parent-style-name="Titel_2c__20_indhold_20_og_20_billede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c__20_indhold_20_og_20_billede_7e_LT_7e_Gliederung_20_4" style:display-name="Titel, indhold og billede~LT~Gliederung 4" style:family="paragraph" style:parent-style-name="Titel_2c__20_indhold_20_og_20_billed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c__20_indhold_20_og_20_billede_7e_LT_7e_Gliederung_20_5" style:display-name="Titel, indhold og billede~LT~Gliederung 5" style:family="paragraph" style:parent-style-name="Titel_2c__20_indhold_20_og_20_billed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c__20_indhold_20_og_20_billede_7e_LT_7e_Gliederung_20_6" style:display-name="Titel, indhold og billede~LT~Gliederung 6" style:family="paragraph" style:parent-style-name="Titel_2c__20_indhold_20_og_20_billed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c__20_indhold_20_og_20_billede_7e_LT_7e_Gliederung_20_7" style:display-name="Titel, indhold og billede~LT~Gliederung 7" style:family="paragraph" style:parent-style-name="Titel_2c__20_indhold_20_og_20_billed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c__20_indhold_20_og_20_billede_7e_LT_7e_Gliederung_20_8" style:display-name="Titel, indhold og billede~LT~Gliederung 8" style:family="paragraph" style:parent-style-name="Titel_2c__20_indhold_20_og_20_billed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c__20_indhold_20_og_20_billede_7e_LT_7e_Gliederung_20_9" style:display-name="Titel, indhold og billede~LT~Gliederung 9" style:family="paragraph" style:parent-style-name="Titel_2c__20_indhold_20_og_20_billed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c__20_indhold_20_og_20_billede_7e_LT_7e_Titel" style:display-name="Titel, indhold og bille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c__20_indhold_20_og_20_billede_7e_LT_7e_Untertitel" style:display-name="Titel, indhold og bille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c__20_indhold_20_og_20_billede_7e_LT_7e_Notizen" style:display-name="Titel, indhold og bille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c__20_indhold_20_og_20_billede_7e_LT_7e_Hintergrundobjekte" style:display-name="Titel, indhold og bille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c__20_indhold_20_og_20_billede_7e_LT_7e_Hintergrund" style:display-name="Titel, indhold og bille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billede_20__7e_LT_7e_Gliederung_20_1" style:display-name="Titel og billed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billede_20__7e_LT_7e_Gliederung_20_2" style:display-name="Titel og billede ~LT~Gliederung 2" style:family="paragraph" style:parent-style-name="Titel_20_og_20_billed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billede_20__7e_LT_7e_Gliederung_20_3" style:display-name="Titel og billede ~LT~Gliederung 3" style:family="paragraph" style:parent-style-name="Titel_20_og_20_billed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og_20_billede_20__7e_LT_7e_Gliederung_20_4" style:display-name="Titel og billede ~LT~Gliederung 4" style:family="paragraph" style:parent-style-name="Titel_20_og_20_billed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itel_20_og_20_billede_20__7e_LT_7e_Gliederung_20_5" style:display-name="Titel og billede ~LT~Gliederung 5" style:family="paragraph" style:parent-style-name="Titel_20_og_20_billed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billede_20__7e_LT_7e_Gliederung_20_6" style:display-name="Titel og billede ~LT~Gliederung 6" style:family="paragraph" style:parent-style-name="Titel_20_og_20_billed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billede_20__7e_LT_7e_Gliederung_20_7" style:display-name="Titel og billede ~LT~Gliederung 7" style:family="paragraph" style:parent-style-name="Titel_20_og_20_billed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billede_20__7e_LT_7e_Gliederung_20_8" style:display-name="Titel og billede ~LT~Gliederung 8" style:family="paragraph" style:parent-style-name="Titel_20_og_20_billed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billede_20__7e_LT_7e_Gliederung_20_9" style:display-name="Titel og billede ~LT~Gliederung 9" style:family="paragraph" style:parent-style-name="Titel_20_og_20_billed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itel_20_og_20_billede_20__7e_LT_7e_Titel" style:display-name="Titel og billed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billede_20__7e_LT_7e_Untertitel" style:display-name="Titel og billed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billede_20__7e_LT_7e_Notizen" style:display-name="Titel og billed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el_20_og_20_billede_20__7e_LT_7e_Hintergrundobjekte" style:display-name="Titel og billed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el_20_og_20_billede_20__7e_LT_7e_Hintergrund" style:display-name="Titel og billed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lle_20_tekstlabel_20_højre_20_og_20_billede_20__7e_LT_7e_Gliederung_20_1" style:display-name="Lille tekstlabel højre og billed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højre_20_og_20_billede_20__7e_LT_7e_Gliederung_20_2" style:display-name="Lille tekstlabel højre og billede ~LT~Gliederung 2" style:family="paragraph" style:parent-style-name="Lille_20_tekstlabel_20_højre_20_og_20_billed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Lille_20_tekstlabel_20_højre_20_og_20_billede_20__7e_LT_7e_Gliederung_20_3" style:display-name="Lille tekstlabel højre og billede ~LT~Gliederung 3" style:family="paragraph" style:parent-style-name="Lille_20_tekstlabel_20_højre_20_og_20_billed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Lille_20_tekstlabel_20_højre_20_og_20_billede_20__7e_LT_7e_Gliederung_20_4" style:display-name="Lille tekstlabel højre og billede ~LT~Gliederung 4" style:family="paragraph" style:parent-style-name="Lille_20_tekstlabel_20_højre_20_og_20_billed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Lille_20_tekstlabel_20_højre_20_og_20_billede_20__7e_LT_7e_Gliederung_20_5" style:display-name="Lille tekstlabel højre og billede ~LT~Gliederung 5" style:family="paragraph" style:parent-style-name="Lille_20_tekstlabel_20_højre_20_og_20_billed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højre_20_og_20_billede_20__7e_LT_7e_Gliederung_20_6" style:display-name="Lille tekstlabel højre og billede ~LT~Gliederung 6" style:family="paragraph" style:parent-style-name="Lille_20_tekstlabel_20_højre_20_og_20_billed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højre_20_og_20_billede_20__7e_LT_7e_Gliederung_20_7" style:display-name="Lille tekstlabel højre og billede ~LT~Gliederung 7" style:family="paragraph" style:parent-style-name="Lille_20_tekstlabel_20_højre_20_og_20_billed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højre_20_og_20_billede_20__7e_LT_7e_Gliederung_20_8" style:display-name="Lille tekstlabel højre og billede ~LT~Gliederung 8" style:family="paragraph" style:parent-style-name="Lille_20_tekstlabel_20_højre_20_og_20_billed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højre_20_og_20_billede_20__7e_LT_7e_Gliederung_20_9" style:display-name="Lille tekstlabel højre og billede ~LT~Gliederung 9" style:family="paragraph" style:parent-style-name="Lille_20_tekstlabel_20_højre_20_og_20_billed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højre_20_og_20_billede_20__7e_LT_7e_Titel" style:display-name="Lille tekstlabel højre og billed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højre_20_og_20_billede_20__7e_LT_7e_Untertitel" style:display-name="Lille tekstlabel højre og billed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højre_20_og_20_billede_20__7e_LT_7e_Notizen" style:display-name="Lille tekstlabel højre og billed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højre_20_og_20_billede_20__7e_LT_7e_Hintergrundobjekte" style:display-name="Lille tekstlabel højre og billed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lle_20_tekstlabel_20_højre_20_og_20_billede_20__7e_LT_7e_Hintergrund" style:display-name="Lille tekstlabel højre og billed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lle_20_tekstlabel_20_venstre_20_og_20_billede_7e_LT_7e_Gliederung_20_1" style:display-name="Lille tekstlabel venstre og billede~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venstre_20_og_20_billede_7e_LT_7e_Gliederung_20_2" style:display-name="Lille tekstlabel venstre og billede~LT~Gliederung 2" style:family="paragraph" style:parent-style-name="Lille_20_tekstlabel_20_venstre_20_og_20_billede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Lille_20_tekstlabel_20_venstre_20_og_20_billede_7e_LT_7e_Gliederung_20_3" style:display-name="Lille tekstlabel venstre og billede~LT~Gliederung 3" style:family="paragraph" style:parent-style-name="Lille_20_tekstlabel_20_venstre_20_og_20_billede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Lille_20_tekstlabel_20_venstre_20_og_20_billede_7e_LT_7e_Gliederung_20_4" style:display-name="Lille tekstlabel venstre og billede~LT~Gliederung 4" style:family="paragraph" style:parent-style-name="Lille_20_tekstlabel_20_venstre_20_og_20_billede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Lille_20_tekstlabel_20_venstre_20_og_20_billede_7e_LT_7e_Gliederung_20_5" style:display-name="Lille tekstlabel venstre og billede~LT~Gliederung 5" style:family="paragraph" style:parent-style-name="Lille_20_tekstlabel_20_venstre_20_og_20_billede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venstre_20_og_20_billede_7e_LT_7e_Gliederung_20_6" style:display-name="Lille tekstlabel venstre og billede~LT~Gliederung 6" style:family="paragraph" style:parent-style-name="Lille_20_tekstlabel_20_venstre_20_og_20_billede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venstre_20_og_20_billede_7e_LT_7e_Gliederung_20_7" style:display-name="Lille tekstlabel venstre og billede~LT~Gliederung 7" style:family="paragraph" style:parent-style-name="Lille_20_tekstlabel_20_venstre_20_og_20_billede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venstre_20_og_20_billede_7e_LT_7e_Gliederung_20_8" style:display-name="Lille tekstlabel venstre og billede~LT~Gliederung 8" style:family="paragraph" style:parent-style-name="Lille_20_tekstlabel_20_venstre_20_og_20_billede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venstre_20_og_20_billede_7e_LT_7e_Gliederung_20_9" style:display-name="Lille tekstlabel venstre og billede~LT~Gliederung 9" style:family="paragraph" style:parent-style-name="Lille_20_tekstlabel_20_venstre_20_og_20_billede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Lille_20_tekstlabel_20_venstre_20_og_20_billede_7e_LT_7e_Titel" style:display-name="Lille tekstlabel venstre og bille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venstre_20_og_20_billede_7e_LT_7e_Untertitel" style:display-name="Lille tekstlabel venstre og bille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venstre_20_og_20_billede_7e_LT_7e_Notizen" style:display-name="Lille tekstlabel venstre og bille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Lille_20_tekstlabel_20_venstre_20_og_20_billede_7e_LT_7e_Hintergrundobjekte" style:display-name="Lille tekstlabel venstre og bille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lle_20_tekstlabel_20_venstre_20_og_20_billede_7e_LT_7e_Hintergrund" style:display-name="Lille tekstlabel venstre og bille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or_20_tekstlabel_20_højre_20_og_20_billede_20__7e_LT_7e_Gliederung_20_1" style:display-name="Stor tekstlabel højre og billed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højre_20_og_20_billede_20__7e_LT_7e_Gliederung_20_2" style:display-name="Stor tekstlabel højre og billede ~LT~Gliederung 2" style:family="paragraph" style:parent-style-name="Stor_20_tekstlabel_20_højre_20_og_20_billed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or_20_tekstlabel_20_højre_20_og_20_billede_20__7e_LT_7e_Gliederung_20_3" style:display-name="Stor tekstlabel højre og billede ~LT~Gliederung 3" style:family="paragraph" style:parent-style-name="Stor_20_tekstlabel_20_højre_20_og_20_billed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or_20_tekstlabel_20_højre_20_og_20_billede_20__7e_LT_7e_Gliederung_20_4" style:display-name="Stor tekstlabel højre og billede ~LT~Gliederung 4" style:family="paragraph" style:parent-style-name="Stor_20_tekstlabel_20_højre_20_og_20_billed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Stor_20_tekstlabel_20_højre_20_og_20_billede_20__7e_LT_7e_Gliederung_20_5" style:display-name="Stor tekstlabel højre og billede ~LT~Gliederung 5" style:family="paragraph" style:parent-style-name="Stor_20_tekstlabel_20_højre_20_og_20_billed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højre_20_og_20_billede_20__7e_LT_7e_Gliederung_20_6" style:display-name="Stor tekstlabel højre og billede ~LT~Gliederung 6" style:family="paragraph" style:parent-style-name="Stor_20_tekstlabel_20_højre_20_og_20_billed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højre_20_og_20_billede_20__7e_LT_7e_Gliederung_20_7" style:display-name="Stor tekstlabel højre og billede ~LT~Gliederung 7" style:family="paragraph" style:parent-style-name="Stor_20_tekstlabel_20_højre_20_og_20_billed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højre_20_og_20_billede_20__7e_LT_7e_Gliederung_20_8" style:display-name="Stor tekstlabel højre og billede ~LT~Gliederung 8" style:family="paragraph" style:parent-style-name="Stor_20_tekstlabel_20_højre_20_og_20_billed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højre_20_og_20_billede_20__7e_LT_7e_Gliederung_20_9" style:display-name="Stor tekstlabel højre og billede ~LT~Gliederung 9" style:family="paragraph" style:parent-style-name="Stor_20_tekstlabel_20_højre_20_og_20_billed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højre_20_og_20_billede_20__7e_LT_7e_Titel" style:display-name="Stor tekstlabel højre og billed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højre_20_og_20_billede_20__7e_LT_7e_Untertitel" style:display-name="Stor tekstlabel højre og billed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højre_20_og_20_billede_20__7e_LT_7e_Notizen" style:display-name="Stor tekstlabel højre og billed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højre_20_og_20_billede_20__7e_LT_7e_Hintergrundobjekte" style:display-name="Stor tekstlabel højre og billed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or_20_tekstlabel_20_højre_20_og_20_billede_20__7e_LT_7e_Hintergrund" style:display-name="Stor tekstlabel højre og billed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or_20_tekstlabel_20_venstre_20_og_20_billede_20__7e_LT_7e_Gliederung_20_1" style:display-name="Stor tekstlabel venstre og billede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venstre_20_og_20_billede_20__7e_LT_7e_Gliederung_20_2" style:display-name="Stor tekstlabel venstre og billede ~LT~Gliederung 2" style:family="paragraph" style:parent-style-name="Stor_20_tekstlabel_20_venstre_20_og_20_billede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or_20_tekstlabel_20_venstre_20_og_20_billede_20__7e_LT_7e_Gliederung_20_3" style:display-name="Stor tekstlabel venstre og billede ~LT~Gliederung 3" style:family="paragraph" style:parent-style-name="Stor_20_tekstlabel_20_venstre_20_og_20_billede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or_20_tekstlabel_20_venstre_20_og_20_billede_20__7e_LT_7e_Gliederung_20_4" style:display-name="Stor tekstlabel venstre og billede ~LT~Gliederung 4" style:family="paragraph" style:parent-style-name="Stor_20_tekstlabel_20_venstre_20_og_20_billede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Stor_20_tekstlabel_20_venstre_20_og_20_billede_20__7e_LT_7e_Gliederung_20_5" style:display-name="Stor tekstlabel venstre og billede ~LT~Gliederung 5" style:family="paragraph" style:parent-style-name="Stor_20_tekstlabel_20_venstre_20_og_20_billede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venstre_20_og_20_billede_20__7e_LT_7e_Gliederung_20_6" style:display-name="Stor tekstlabel venstre og billede ~LT~Gliederung 6" style:family="paragraph" style:parent-style-name="Stor_20_tekstlabel_20_venstre_20_og_20_billede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venstre_20_og_20_billede_20__7e_LT_7e_Gliederung_20_7" style:display-name="Stor tekstlabel venstre og billede ~LT~Gliederung 7" style:family="paragraph" style:parent-style-name="Stor_20_tekstlabel_20_venstre_20_og_20_billede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venstre_20_og_20_billede_20__7e_LT_7e_Gliederung_20_8" style:display-name="Stor tekstlabel venstre og billede ~LT~Gliederung 8" style:family="paragraph" style:parent-style-name="Stor_20_tekstlabel_20_venstre_20_og_20_billede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venstre_20_og_20_billede_20__7e_LT_7e_Gliederung_20_9" style:display-name="Stor tekstlabel venstre og billede ~LT~Gliederung 9" style:family="paragraph" style:parent-style-name="Stor_20_tekstlabel_20_venstre_20_og_20_billede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Stor_20_tekstlabel_20_venstre_20_og_20_billede_20__7e_LT_7e_Titel" style:display-name="Stor tekstlabel venstre og billede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venstre_20_og_20_billede_20__7e_LT_7e_Untertitel" style:display-name="Stor tekstlabel venstre og billede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venstre_20_og_20_billede_20__7e_LT_7e_Notizen" style:display-name="Stor tekstlabel venstre og billede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tor_20_tekstlabel_20_venstre_20_og_20_billede_20__7e_LT_7e_Hintergrundobjekte" style:display-name="Stor tekstlabel venstre og billede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or_20_tekstlabel_20_venstre_20_og_20_billede_20__7e_LT_7e_Hintergrund" style:display-name="Stor tekstlabel venstre og billede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Versal-punktopstilling_20_rød_7e_LT_7e_Gliederung_20_1" style:display-name="Versal-punktopstilling rød~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Versal-punktopstilling_20_rød_7e_LT_7e_Gliederung_20_2" style:display-name="Versal-punktopstilling rød~LT~Gliederung 2" style:family="paragraph" style:parent-style-name="Versal-punktopstilling_20_rød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sal-punktopstilling_20_rød_7e_LT_7e_Gliederung_20_3" style:display-name="Versal-punktopstilling rød~LT~Gliederung 3" style:family="paragraph" style:parent-style-name="Versal-punktopstilling_20_rød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ersal-punktopstilling_20_rød_7e_LT_7e_Gliederung_20_4" style:display-name="Versal-punktopstilling rød~LT~Gliederung 4" style:family="paragraph" style:parent-style-name="Versal-punktopstilling_20_rød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Versal-punktopstilling_20_rød_7e_LT_7e_Gliederung_20_5" style:display-name="Versal-punktopstilling rød~LT~Gliederung 5" style:family="paragraph" style:parent-style-name="Versal-punktopstilling_20_rød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Versal-punktopstilling_20_rød_7e_LT_7e_Gliederung_20_6" style:display-name="Versal-punktopstilling rød~LT~Gliederung 6" style:family="paragraph" style:parent-style-name="Versal-punktopstilling_20_rød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Versal-punktopstilling_20_rød_7e_LT_7e_Gliederung_20_7" style:display-name="Versal-punktopstilling rød~LT~Gliederung 7" style:family="paragraph" style:parent-style-name="Versal-punktopstilling_20_rød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Versal-punktopstilling_20_rød_7e_LT_7e_Gliederung_20_8" style:display-name="Versal-punktopstilling rød~LT~Gliederung 8" style:family="paragraph" style:parent-style-name="Versal-punktopstilling_20_rød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Versal-punktopstilling_20_rød_7e_LT_7e_Gliederung_20_9" style:display-name="Versal-punktopstilling rød~LT~Gliederung 9" style:family="paragraph" style:parent-style-name="Versal-punktopstilling_20_rød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Versal-punktopstilling_20_rød_7e_LT_7e_Titel" style:display-name="Versal-punktopstilling rød~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Versal-punktopstilling_20_rød_7e_LT_7e_Untertitel" style:display-name="Versal-punktopstilling rø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Versal-punktopstilling_20_rød_7e_LT_7e_Notizen" style:display-name="Versal-punktopstilling rø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Versal-punktopstilling_20_rød_7e_LT_7e_Hintergrundobjekte" style:display-name="Versal-punktopstilling rø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Versal-punktopstilling_20_rød_7e_LT_7e_Hintergrund" style:display-name="Versal-punktopstilling rø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itat_20__7e_LT_7e_Gliederung_20_1" style:display-name="Citat ~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Citat_20__7e_LT_7e_Gliederung_20_2" style:display-name="Citat ~LT~Gliederung 2" style:family="paragraph" style:parent-style-name="Citat_20_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_20__7e_LT_7e_Gliederung_20_3" style:display-name="Citat ~LT~Gliederung 3" style:family="paragraph" style:parent-style-name="Citat_20_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_20__7e_LT_7e_Gliederung_20_4" style:display-name="Citat ~LT~Gliederung 4" style:family="paragraph" style:parent-style-name="Citat_20_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Citat_20__7e_LT_7e_Gliederung_20_5" style:display-name="Citat ~LT~Gliederung 5" style:family="paragraph" style:parent-style-name="Citat_20_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Citat_20__7e_LT_7e_Gliederung_20_6" style:display-name="Citat ~LT~Gliederung 6" style:family="paragraph" style:parent-style-name="Citat_20_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Citat_20__7e_LT_7e_Gliederung_20_7" style:display-name="Citat ~LT~Gliederung 7" style:family="paragraph" style:parent-style-name="Citat_20_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Citat_20__7e_LT_7e_Gliederung_20_8" style:display-name="Citat ~LT~Gliederung 8" style:family="paragraph" style:parent-style-name="Citat_20_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Citat_20__7e_LT_7e_Gliederung_20_9" style:display-name="Citat ~LT~Gliederung 9" style:family="paragraph" style:parent-style-name="Citat_20_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Citat_20__7e_LT_7e_Titel" style:display-name="Citat ~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itat_20__7e_LT_7e_Untertitel" style:display-name="Citat ~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Citat_20__7e_LT_7e_Notizen" style:display-name="Citat ~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Citat_20__7e_LT_7e_Hintergrundobjekte" style:display-name="Citat ~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Citat_20__7e_LT_7e_Hintergrund" style:display-name="Citat ~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o_20_spejlede_20_tekster_7e_LT_7e_Gliederung_20_1" style:display-name="To spejlede tekster~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o_20_spejlede_20_tekster_7e_LT_7e_Gliederung_20_2" style:display-name="To spejlede tekster~LT~Gliederung 2" style:family="paragraph" style:parent-style-name="To_20_spejlede_20_tekster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o_20_spejlede_20_tekster_7e_LT_7e_Gliederung_20_3" style:display-name="To spejlede tekster~LT~Gliederung 3" style:family="paragraph" style:parent-style-name="To_20_spejlede_20_tekster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o_20_spejlede_20_tekster_7e_LT_7e_Gliederung_20_4" style:display-name="To spejlede tekster~LT~Gliederung 4" style:family="paragraph" style:parent-style-name="To_20_spejlede_20_tekster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To_20_spejlede_20_tekster_7e_LT_7e_Gliederung_20_5" style:display-name="To spejlede tekster~LT~Gliederung 5" style:family="paragraph" style:parent-style-name="To_20_spejlede_20_tekster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o_20_spejlede_20_tekster_7e_LT_7e_Gliederung_20_6" style:display-name="To spejlede tekster~LT~Gliederung 6" style:family="paragraph" style:parent-style-name="To_20_spejlede_20_tekster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o_20_spejlede_20_tekster_7e_LT_7e_Gliederung_20_7" style:display-name="To spejlede tekster~LT~Gliederung 7" style:family="paragraph" style:parent-style-name="To_20_spejlede_20_tekster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o_20_spejlede_20_tekster_7e_LT_7e_Gliederung_20_8" style:display-name="To spejlede tekster~LT~Gliederung 8" style:family="paragraph" style:parent-style-name="To_20_spejlede_20_tekster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o_20_spejlede_20_tekster_7e_LT_7e_Gliederung_20_9" style:display-name="To spejlede tekster~LT~Gliederung 9" style:family="paragraph" style:parent-style-name="To_20_spejlede_20_tekster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To_20_spejlede_20_tekster_7e_LT_7e_Titel" style:display-name="To spejlede tekster~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o_20_spejlede_20_tekster_7e_LT_7e_Untertitel" style:display-name="To spejlede tekst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o_20_spejlede_20_tekster_7e_LT_7e_Notizen" style:display-name="To spejlede tekst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o_20_spejlede_20_tekster_7e_LT_7e_Hintergrundobjekte" style:display-name="To spejlede tekst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o_20_spejlede_20_tekster_7e_LT_7e_Hintergrund" style:display-name="To spejlede tekst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fsnitsoverskrift_7e_LT_7e_Gliederung_20_1" style:display-name="Afsnitsoverskrif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4pt" fo:letter-spacing="0.0083in"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Afsnitsoverskrift_7e_LT_7e_Gliederung_20_2" style:display-name="Afsnitsoverskrift~LT~Gliederung 2" style:family="paragraph" style:parent-style-name="Afsnitsoverskrift_7e_LT_7e_Gliederung_20_1" style:default-outline-level="">
      <style:paragraph-properties fo:margin-left="0in" fo:margin-right="0in" fo:margin-top="0.1575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fsnitsoverskrift_7e_LT_7e_Gliederung_20_3" style:display-name="Afsnitsoverskrift~LT~Gliederung 3" style:family="paragraph" style:parent-style-name="Afsnitsoverskrift_7e_LT_7e_Gliederung_20_2" style:default-outline-level="">
      <style:paragraph-properties fo:margin-left="0in" fo:margin-right="0in" fo:margin-top="0.1181in" fo:margin-bottom="0in" loext:contextual-spacing="false" fo:line-height="90%"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fsnitsoverskrift_7e_LT_7e_Gliederung_20_4" style:display-name="Afsnitsoverskrift~LT~Gliederung 4" style:family="paragraph" style:parent-style-name="Afsnitsoverskrif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letter-spacing="0.0083in" fo:font-style="normal" fo:text-shadow="none" style:text-underline-style="none" fo:font-weight="normal" style:letter-kerning="true" style:font-size-asian="18pt" style:font-style-asian="normal" style:font-weight-asian="normal" style:text-emphasize="none"/>
    </style:style>
    <style:style style:name="Afsnitsoverskrift_7e_LT_7e_Gliederung_20_5" style:display-name="Afsnitsoverskrift~LT~Gliederung 5" style:family="paragraph" style:parent-style-name="Afsnitsoverskrif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Afsnitsoverskrift_7e_LT_7e_Gliederung_20_6" style:display-name="Afsnitsoverskrift~LT~Gliederung 6" style:family="paragraph" style:parent-style-name="Afsnitsoverskrif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Afsnitsoverskrift_7e_LT_7e_Gliederung_20_7" style:display-name="Afsnitsoverskrift~LT~Gliederung 7" style:family="paragraph" style:parent-style-name="Afsnitsoverskrif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Afsnitsoverskrift_7e_LT_7e_Gliederung_20_8" style:display-name="Afsnitsoverskrift~LT~Gliederung 8" style:family="paragraph" style:parent-style-name="Afsnitsoverskrif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Afsnitsoverskrift_7e_LT_7e_Gliederung_20_9" style:display-name="Afsnitsoverskrift~LT~Gliederung 9" style:family="paragraph" style:parent-style-name="Afsnitsoverskrif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letter-spacing="0.0083in" fo:font-style="normal" fo:text-shadow="none" style:text-underline-style="none" fo:font-weight="normal" style:letter-kerning="true" style:font-size-asian="20pt" style:font-style-asian="normal" style:font-weight-asian="normal" style:text-emphasize="none"/>
    </style:style>
    <style:style style:name="Afsnitsoverskrift_7e_LT_7e_Titel" style:display-name="Afsnitsoverskrif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Afsnitsoverskrift_7e_LT_7e_Untertitel" style:display-name="Afsnitsoverskrif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Afsnitsoverskrift_7e_LT_7e_Notizen" style:display-name="Afsnitsoverskrif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Afsnitsoverskrift_7e_LT_7e_Hintergrundobjekte" style:display-name="Afsnitsoverskrif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fsnitsoverskrift_7e_LT_7e_Hintergrund" style:display-name="Afsnitsoverskrif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ListLabel_20_77" style:display-name="ListLabel 77" style:family="text">
      <style:text-properties fo:font-weight="normal" style:font-weight-asian="normal" style:font-name-complex="Times New Roman1" style:font-family-complex="'Times New Roman'"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Wingdings2" style:font-family-complex="Wingdings" style:font-family-generic-complex="system" style:font-pitch-complex="variable"/>
    </style:style>
    <style:style style:name="ListLabel_20_80" style:display-name="ListLabel 80" style:family="text">
      <style:text-properties style:font-name-complex="Symbol2" style:font-family-complex="Symbol"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77" style:num-suffix="-" text:bullet-char="-">
        <style:list-level-properties text:list-level-position-and-space-mode="label-alignment">
          <style:list-level-label-alignment text:label-followed-by="listtab" fo:text-indent="-0.25in" fo:margin-left="0.5in"/>
        </style:list-level-properties>
        <style:text-properties style:font-name="Cambria1"/>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8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8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0:26:43.302013589</meta:creation-date>
    <meta:editing-duration>PT22H51M47S</meta:editing-duration>
    <meta:editing-cycles>107</meta:editing-cycles>
    <meta:generator>LibreOffice/5.1.6.2$Linux_X86_64 LibreOffice_project/10m0$Build-2</meta:generator>
    <dc:date>2017-10-11T09:55:53.397475034</dc:date>
    <meta:document-statistic meta:table-count="0" meta:image-count="0" meta:object-count="0" meta:page-count="5" meta:paragraph-count="81" meta:word-count="1655" meta:character-count="10481" meta:non-whitespace-character-count="8834"/>
  </office:meta>
</office:document-meta>
</file>